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Courier New" svg:font-family="'Courier New'" style:font-family-generic="modern" style:font-pitch="fixed"/>
    <style:font-face style:name="Linux Libertine1" svg:font-family="'Linux Libertine'" style:font-adornments="Fett" style:font-pitch="variable"/>
    <style:font-face style:name="Linux Libertine" svg:font-family="'Linux Libertine'"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officeooo:paragraph-rsid="00254469"/>
    </style:style>
    <style:style style:name="P4" style:family="paragraph" style:parent-style-name="Standard">
      <style:text-properties officeooo:rsid="00283294" officeooo:paragraph-rsid="00283294"/>
    </style:style>
    <style:style style:name="P5" style:family="paragraph" style:parent-style-name="Standard">
      <style:text-properties officeooo:rsid="00283294" officeooo:paragraph-rsid="01a0a2aa"/>
    </style:style>
    <style:style style:name="P6" style:family="paragraph" style:parent-style-name="Standard">
      <style:text-properties officeooo:rsid="002ae773" officeooo:paragraph-rsid="002ae773"/>
    </style:style>
    <style:style style:name="P7" style:family="paragraph" style:parent-style-name="Standard">
      <style:text-properties officeooo:rsid="002ae773" officeooo:paragraph-rsid="01fe2773"/>
    </style:style>
    <style:style style:name="P8" style:family="paragraph" style:parent-style-name="Standard">
      <style:text-properties officeooo:rsid="002ec9e9" officeooo:paragraph-rsid="002ec9e9"/>
    </style:style>
    <style:style style:name="P9" style:family="paragraph" style:parent-style-name="Standard">
      <style:text-properties officeooo:rsid="00344936" officeooo:paragraph-rsid="00344936"/>
    </style:style>
    <style:style style:name="P10" style:family="paragraph" style:parent-style-name="Standard">
      <style:text-properties officeooo:rsid="00378bfa" officeooo:paragraph-rsid="00378bfa"/>
    </style:style>
    <style:style style:name="P11" style:family="paragraph" style:parent-style-name="Standard">
      <style:text-properties officeooo:rsid="004383db" officeooo:paragraph-rsid="004383db"/>
    </style:style>
    <style:style style:name="P12" style:family="paragraph" style:parent-style-name="Standard">
      <style:text-properties officeooo:rsid="0045aa6f" officeooo:paragraph-rsid="0045aa6f"/>
    </style:style>
    <style:style style:name="P13" style:family="paragraph" style:parent-style-name="Standard">
      <style:text-properties officeooo:rsid="004642e5" officeooo:paragraph-rsid="004642e5"/>
    </style:style>
    <style:style style:name="P14" style:family="paragraph" style:parent-style-name="Standard">
      <style:text-properties officeooo:rsid="00493bbf" officeooo:paragraph-rsid="00493bbf"/>
    </style:style>
    <style:style style:name="P15" style:family="paragraph" style:parent-style-name="Standard">
      <style:text-properties officeooo:rsid="0049df01" officeooo:paragraph-rsid="0049df01"/>
    </style:style>
    <style:style style:name="P16" style:family="paragraph" style:parent-style-name="Standard">
      <style:text-properties officeooo:rsid="004a71ca" officeooo:paragraph-rsid="004a71ca"/>
    </style:style>
    <style:style style:name="P17" style:family="paragraph" style:parent-style-name="Standard">
      <style:text-properties officeooo:rsid="004f003e" officeooo:paragraph-rsid="004f003e"/>
    </style:style>
    <style:style style:name="P18" style:family="paragraph" style:parent-style-name="Standard">
      <style:text-properties officeooo:rsid="004fe692" officeooo:paragraph-rsid="004fe692"/>
    </style:style>
    <style:style style:name="P19" style:family="paragraph" style:parent-style-name="Standard">
      <style:text-properties officeooo:rsid="00558076" officeooo:paragraph-rsid="00582385"/>
    </style:style>
    <style:style style:name="P20" style:family="paragraph" style:parent-style-name="Standard">
      <style:text-properties officeooo:rsid="00558076" officeooo:paragraph-rsid="01fe90db"/>
    </style:style>
    <style:style style:name="P21" style:family="paragraph" style:parent-style-name="Standard">
      <style:text-properties officeooo:rsid="0061eada" officeooo:paragraph-rsid="0061eada"/>
    </style:style>
    <style:style style:name="P22" style:family="paragraph" style:parent-style-name="Standard">
      <style:text-properties style:font-name="Nimbus Mono PS" officeooo:rsid="002ae773" officeooo:paragraph-rsid="002ae773"/>
    </style:style>
    <style:style style:name="P23" style:family="paragraph" style:parent-style-name="Standard">
      <style:text-properties officeooo:rsid="0088209e" officeooo:paragraph-rsid="0088209e"/>
    </style:style>
    <style:style style:name="P24" style:family="paragraph" style:parent-style-name="Standard">
      <style:text-properties officeooo:rsid="008b3935" officeooo:paragraph-rsid="008b3935"/>
    </style:style>
    <style:style style:name="P25" style:family="paragraph" style:parent-style-name="Standard">
      <style:text-properties officeooo:rsid="0098cbc7" officeooo:paragraph-rsid="0098cbc7"/>
    </style:style>
    <style:style style:name="P26" style:family="paragraph" style:parent-style-name="Standard">
      <style:text-properties officeooo:rsid="0098cbc7" officeooo:paragraph-rsid="00a675dc"/>
    </style:style>
    <style:style style:name="P27" style:family="paragraph" style:parent-style-name="Standard">
      <style:text-properties style:font-name="Courier New" officeooo:rsid="00abf695" officeooo:paragraph-rsid="00abf695"/>
    </style:style>
    <style:style style:name="P28" style:family="paragraph" style:parent-style-name="Standard">
      <style:text-properties style:font-name="Courier New" officeooo:rsid="00abf695" officeooo:paragraph-rsid="00afa8b0"/>
    </style:style>
    <style:style style:name="P29" style:family="paragraph" style:parent-style-name="Standard">
      <style:text-properties style:font-name="Courier New" officeooo:rsid="00afe6ec" officeooo:paragraph-rsid="00afa8b0"/>
    </style:style>
    <style:style style:name="P30" style:family="paragraph" style:parent-style-name="Standard">
      <style:text-properties style:font-name="Courier New" officeooo:rsid="023d1f89" officeooo:paragraph-rsid="023d1f89" style:font-name-asian="Courier New" style:font-name-complex="Courier New"/>
    </style:style>
    <style:style style:name="P31" style:family="paragraph" style:parent-style-name="Standard">
      <style:text-properties style:font-name="Courier New" officeooo:rsid="02331ca1" officeooo:paragraph-rsid="02342b2b" style:font-name-asian="Courier New" style:font-name-complex="Courier New"/>
    </style:style>
    <style:style style:name="P32" style:family="paragraph" style:parent-style-name="Standard">
      <style:text-properties officeooo:paragraph-rsid="00c0d561"/>
    </style:style>
    <style:style style:name="P33" style:family="paragraph" style:parent-style-name="Standard">
      <style:text-properties officeooo:paragraph-rsid="00c5b2b7"/>
    </style:style>
    <style:style style:name="P34" style:family="paragraph" style:parent-style-name="Standard">
      <style:text-properties officeooo:rsid="00c7208e" officeooo:paragraph-rsid="00cb7191"/>
    </style:style>
    <style:style style:name="P35" style:family="paragraph" style:parent-style-name="Standard">
      <style:text-properties officeooo:rsid="00cf77b8" officeooo:paragraph-rsid="00cf77b8"/>
    </style:style>
    <style:style style:name="P36" style:family="paragraph" style:parent-style-name="Standard">
      <style:text-properties officeooo:rsid="00d010b5" officeooo:paragraph-rsid="00d010b5"/>
    </style:style>
    <style:style style:name="P37" style:family="paragraph" style:parent-style-name="Standard">
      <style:text-properties officeooo:rsid="00d57f32" officeooo:paragraph-rsid="00d57f32"/>
    </style:style>
    <style:style style:name="P38" style:family="paragraph" style:parent-style-name="Standard">
      <style:text-properties officeooo:rsid="00d57f32" officeooo:paragraph-rsid="01f88e99"/>
    </style:style>
    <style:style style:name="P39" style:family="paragraph" style:parent-style-name="Standard">
      <style:text-properties officeooo:rsid="00e32f30" officeooo:paragraph-rsid="00f1075a"/>
    </style:style>
    <style:style style:name="P40" style:family="paragraph" style:parent-style-name="Standard">
      <style:text-properties officeooo:paragraph-rsid="00e6896d"/>
    </style:style>
    <style:style style:name="P41" style:family="paragraph" style:parent-style-name="Standard">
      <style:text-properties officeooo:rsid="00f62fca" officeooo:paragraph-rsid="00f62fca"/>
    </style:style>
    <style:style style:name="P42" style:family="paragraph" style:parent-style-name="Standard">
      <style:text-properties officeooo:rsid="009930f7" officeooo:paragraph-rsid="00a675dc"/>
    </style:style>
    <style:style style:name="P43" style:family="paragraph" style:parent-style-name="Standard">
      <style:text-properties officeooo:paragraph-rsid="011757f1"/>
    </style:style>
    <style:style style:name="P44" style:family="paragraph" style:parent-style-name="Standard">
      <style:text-properties officeooo:paragraph-rsid="0122423c"/>
    </style:style>
    <style:style style:name="P45" style:family="paragraph" style:parent-style-name="Standard">
      <style:text-properties officeooo:paragraph-rsid="0129f2b5"/>
    </style:style>
    <style:style style:name="P46" style:family="paragraph" style:parent-style-name="Standard">
      <style:text-properties officeooo:rsid="00d9c9e0" officeooo:paragraph-rsid="00d9c9e0"/>
    </style:style>
    <style:style style:name="P47" style:family="paragraph" style:parent-style-name="Standard">
      <style:text-properties officeooo:rsid="0133a9a7" officeooo:paragraph-rsid="0133a9a7"/>
    </style:style>
    <style:style style:name="P48" style:family="paragraph" style:parent-style-name="Standard">
      <style:text-properties officeooo:paragraph-rsid="01379022"/>
    </style:style>
    <style:style style:name="P49" style:family="paragraph" style:parent-style-name="Standard">
      <style:text-properties officeooo:rsid="01379022" officeooo:paragraph-rsid="01e8abad"/>
    </style:style>
    <style:style style:name="P50" style:family="paragraph" style:parent-style-name="Standard">
      <style:text-properties officeooo:rsid="014b0c9d" officeooo:paragraph-rsid="014b0c9d"/>
    </style:style>
    <style:style style:name="P51" style:family="paragraph" style:parent-style-name="Standard">
      <style:text-properties officeooo:paragraph-rsid="0182ee48"/>
    </style:style>
    <style:style style:name="P52" style:family="paragraph" style:parent-style-name="Standard">
      <style:text-properties officeooo:paragraph-rsid="01dd852d"/>
    </style:style>
    <style:style style:name="P53" style:family="paragraph" style:parent-style-name="Standard">
      <style:text-properties officeooo:rsid="01ea124c" officeooo:paragraph-rsid="01ea124c"/>
    </style:style>
    <style:style style:name="P54" style:family="paragraph" style:parent-style-name="Standard">
      <style:text-properties officeooo:paragraph-rsid="01f0f0a8"/>
    </style:style>
    <style:style style:name="P55" style:family="paragraph" style:parent-style-name="Standard">
      <style:text-properties officeooo:rsid="0031766c" officeooo:paragraph-rsid="01a0a2aa"/>
    </style:style>
    <style:style style:name="P56" style:family="paragraph" style:parent-style-name="Standard">
      <style:text-properties officeooo:rsid="01deede0" officeooo:paragraph-rsid="01f0f0a8"/>
    </style:style>
    <style:style style:name="P57" style:family="paragraph" style:parent-style-name="Standard">
      <style:text-properties officeooo:rsid="021012d1" officeooo:paragraph-rsid="021012d1"/>
    </style:style>
    <style:style style:name="P58" style:family="paragraph" style:parent-style-name="Standard">
      <style:text-properties officeooo:rsid="0210cf48" officeooo:paragraph-rsid="0210cf48"/>
    </style:style>
    <style:style style:name="P59" style:family="paragraph" style:parent-style-name="Standard">
      <style:text-properties officeooo:rsid="02121133" officeooo:paragraph-rsid="02121133"/>
    </style:style>
    <style:style style:name="P60" style:family="paragraph" style:parent-style-name="Standard">
      <style:text-properties officeooo:rsid="0214092a" officeooo:paragraph-rsid="0214092a"/>
    </style:style>
    <style:style style:name="P61" style:family="paragraph" style:parent-style-name="Standard">
      <style:text-properties officeooo:rsid="0223fc9b" officeooo:paragraph-rsid="0223fc9b"/>
    </style:style>
    <style:style style:name="P62" style:family="paragraph" style:parent-style-name="Standard">
      <style:text-properties officeooo:rsid="0223fc9b" officeooo:paragraph-rsid="0226f4f9"/>
    </style:style>
    <style:style style:name="P63" style:family="paragraph" style:parent-style-name="Standard">
      <style:text-properties officeooo:rsid="0223fc9b" officeooo:paragraph-rsid="0228892f"/>
    </style:style>
    <style:style style:name="P64" style:family="paragraph" style:parent-style-name="Standard">
      <style:text-properties officeooo:rsid="022bb497" officeooo:paragraph-rsid="022bb497"/>
    </style:style>
    <style:style style:name="P65" style:family="paragraph" style:parent-style-name="Standard">
      <style:text-properties officeooo:rsid="022bb497" officeooo:paragraph-rsid="0240e86f"/>
    </style:style>
    <style:style style:name="P66" style:family="paragraph" style:parent-style-name="Standard">
      <style:text-properties officeooo:rsid="023847a6" officeooo:paragraph-rsid="023847a6"/>
    </style:style>
    <style:style style:name="P67" style:family="paragraph" style:parent-style-name="Standard">
      <style:text-properties officeooo:rsid="023d1f89" officeooo:paragraph-rsid="023d1f89"/>
    </style:style>
    <style:style style:name="P68" style:family="paragraph" style:parent-style-name="Standard">
      <style:text-properties officeooo:rsid="0242e625" officeooo:paragraph-rsid="0242e625"/>
    </style:style>
    <style:style style:name="P69" style:family="paragraph" style:parent-style-name="Standard">
      <style:text-properties officeooo:rsid="0249cb64" officeooo:paragraph-rsid="0249cb64"/>
    </style:style>
    <style:style style:name="P70" style:family="paragraph" style:parent-style-name="Standard">
      <style:text-properties officeooo:rsid="0249cb64" officeooo:paragraph-rsid="024e7020"/>
    </style:style>
    <style:style style:name="P71" style:family="paragraph" style:parent-style-name="Standard">
      <style:text-properties officeooo:rsid="024c1c7d" officeooo:paragraph-rsid="024c1c7d"/>
    </style:style>
    <style:style style:name="P72" style:family="paragraph" style:parent-style-name="Standard">
      <style:text-properties officeooo:rsid="024f9377" officeooo:paragraph-rsid="024f9377"/>
    </style:style>
    <style:style style:name="P73" style:family="paragraph" style:parent-style-name="Standard">
      <style:text-properties officeooo:rsid="0253eb98" officeooo:paragraph-rsid="0253eb98"/>
    </style:style>
    <style:style style:name="P74" style:family="paragraph" style:parent-style-name="Standard">
      <style:text-properties officeooo:rsid="025885ad" officeooo:paragraph-rsid="025885ad"/>
    </style:style>
    <style:style style:name="P75" style:family="paragraph" style:parent-style-name="Standard">
      <style:text-properties officeooo:rsid="02597313" officeooo:paragraph-rsid="02597313"/>
    </style:style>
    <style:style style:name="P76" style:family="paragraph" style:parent-style-name="Standard">
      <style:text-properties officeooo:rsid="0259e5ae" officeooo:paragraph-rsid="0259e5ae"/>
    </style:style>
    <style:style style:name="P77" style:family="paragraph" style:parent-style-name="Standard">
      <style:text-properties officeooo:rsid="026322d2" officeooo:paragraph-rsid="026322d2"/>
    </style:style>
    <style:style style:name="P78" style:family="paragraph" style:parent-style-name="Standard">
      <style:text-properties officeooo:rsid="026848d6" officeooo:paragraph-rsid="026848d6"/>
    </style:style>
    <style:style style:name="P79" style:family="paragraph" style:parent-style-name="Standard">
      <style:text-properties officeooo:rsid="00fee2de" officeooo:paragraph-rsid="01f1a377"/>
    </style:style>
    <style:style style:name="P80" style:family="paragraph" style:parent-style-name="Standard">
      <style:text-properties officeooo:rsid="02ae8c6f" officeooo:paragraph-rsid="02ae8c6f"/>
    </style:style>
    <style:style style:name="P81" style:family="paragraph" style:parent-style-name="Standard">
      <style:text-properties officeooo:rsid="02b4e6e6" officeooo:paragraph-rsid="02b4e6e6"/>
    </style:style>
    <style:style style:name="P82" style:family="paragraph" style:parent-style-name="Title">
      <style:paragraph-properties fo:break-before="page"/>
    </style:style>
    <style:style style:name="P83" style:family="paragraph" style:parent-style-name="Standard">
      <style:paragraph-properties fo:break-before="page"/>
      <style:text-properties officeooo:rsid="00fb4290" officeooo:paragraph-rsid="00fb4290"/>
    </style:style>
    <style:style style:name="P84" style:family="paragraph" style:parent-style-name="Heading_20_1">
      <style:paragraph-properties fo:break-before="page"/>
    </style:style>
    <style:style style:name="P85" style:family="paragraph" style:parent-style-name="Preformatted_20_Text">
      <style:text-properties style:font-name="Courier New"/>
    </style:style>
    <style:style style:name="P86" style:family="paragraph" style:parent-style-name="Preformatted_20_Text">
      <style:text-properties style:font-name="Courier New" officeooo:paragraph-rsid="02835a23"/>
    </style:style>
    <style:style style:name="P87" style:family="paragraph" style:parent-style-name="Preformatted_20_Text">
      <style:text-properties officeooo:paragraph-rsid="00fe45a1"/>
    </style:style>
    <style:style style:name="P88" style:family="paragraph" style:parent-style-name="Preformatted_20_Text">
      <style:text-properties officeooo:paragraph-rsid="02323009"/>
    </style:style>
    <style:style style:name="P89" style:family="paragraph" style:parent-style-name="Preformatted_20_Text">
      <style:text-properties officeooo:paragraph-rsid="0277ec83"/>
    </style:style>
    <style:style style:name="P90" style:family="paragraph" style:parent-style-name="Preformatted_20_Text">
      <style:text-properties officeooo:rsid="0152d11a" officeooo:paragraph-rsid="029611d0"/>
    </style:style>
    <style:style style:name="P91" style:family="paragraph" style:parent-style-name="Heading_20_2">
      <style:text-properties officeooo:rsid="014a83c9" officeooo:paragraph-rsid="014a83c9"/>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3">
      <style:paragraph-properties>
        <style:tab-stops>
          <style:tab-stop style:position="5.7929in" style:type="right" style:leader-style="dotted" style:leader-text="."/>
        </style:tab-stops>
      </style:paragraph-properties>
    </style:style>
    <style:style style:name="P95" style:family="paragraph" style:parent-style-name="Heading_20_3">
      <style:text-properties officeooo:paragraph-rsid="00fe45a1"/>
    </style:style>
    <style:style style:name="P96" style:family="paragraph" style:parent-style-name="Heading_20_3">
      <style:text-properties officeooo:rsid="0098cbc7" officeooo:paragraph-rsid="0098cbc7"/>
    </style:style>
    <style:style style:name="T1" style:family="text">
      <style:text-properties officeooo:rsid="0021ab50"/>
    </style:style>
    <style:style style:name="T2" style:family="text">
      <style:text-properties officeooo:rsid="00299f03"/>
    </style:style>
    <style:style style:name="T3" style:family="text">
      <style:text-properties officeooo:rsid="002c8a07"/>
    </style:style>
    <style:style style:name="T4" style:family="text">
      <style:text-properties officeooo:rsid="00302f18"/>
    </style:style>
    <style:style style:name="T5" style:family="text">
      <style:text-properties officeooo:rsid="0031766c"/>
    </style:style>
    <style:style style:name="T6" style:family="text">
      <style:text-properties officeooo:rsid="00344936"/>
    </style:style>
    <style:style style:name="T7" style:family="text">
      <style:text-properties officeooo:rsid="0035bc25"/>
    </style:style>
    <style:style style:name="T8" style:family="text">
      <style:text-properties officeooo:rsid="0037d44f"/>
    </style:style>
    <style:style style:name="T9" style:family="text">
      <style:text-properties officeooo:rsid="004532c3"/>
    </style:style>
    <style:style style:name="T10" style:family="text">
      <style:text-properties officeooo:rsid="004670dc"/>
    </style:style>
    <style:style style:name="T11" style:family="text">
      <style:text-properties officeooo:rsid="004a71ca"/>
    </style:style>
    <style:style style:name="T12" style:family="text">
      <style:text-properties officeooo:rsid="004bc614"/>
    </style:style>
    <style:style style:name="T13" style:family="text">
      <style:text-properties officeooo:rsid="004f003e"/>
    </style:style>
    <style:style style:name="T14" style:family="text">
      <style:text-properties officeooo:rsid="004fe692"/>
    </style:style>
    <style:style style:name="T15" style:family="text">
      <style:text-properties officeooo:rsid="00501420"/>
    </style:style>
    <style:style style:name="T16" style:family="text">
      <style:text-properties officeooo:rsid="005492bb"/>
    </style:style>
    <style:style style:name="T17" style:family="text">
      <style:text-properties officeooo:rsid="00582385"/>
    </style:style>
    <style:style style:name="T18" style:family="text">
      <style:text-properties officeooo:rsid="005a927a"/>
    </style:style>
    <style:style style:name="T19" style:family="text">
      <style:text-properties officeooo:rsid="00600882"/>
    </style:style>
    <style:style style:name="T20" style:family="text">
      <style:text-properties officeooo:rsid="0063be50"/>
    </style:style>
    <style:style style:name="T21" style:family="text">
      <style:text-properties officeooo:rsid="006404d8"/>
    </style:style>
    <style:style style:name="T22" style:family="text">
      <style:text-properties officeooo:rsid="006afb4a"/>
    </style:style>
    <style:style style:name="T23" style:family="text">
      <style:text-properties officeooo:rsid="0076cd7f"/>
    </style:style>
    <style:style style:name="T24" style:family="text">
      <style:text-properties officeooo:rsid="007e105b"/>
    </style:style>
    <style:style style:name="T25" style:family="text">
      <style:text-properties officeooo:rsid="0080afbc"/>
    </style:style>
    <style:style style:name="T26" style:family="text">
      <style:text-properties officeooo:rsid="00895b65"/>
    </style:style>
    <style:style style:name="T27" style:family="text">
      <style:text-properties officeooo:rsid="008f4e2e"/>
    </style:style>
    <style:style style:name="T28" style:family="text">
      <style:text-properties officeooo:rsid="00960d87"/>
    </style:style>
    <style:style style:name="T29" style:family="text">
      <style:text-properties officeooo:rsid="0097a1ea"/>
    </style:style>
    <style:style style:name="T30" style:family="text">
      <style:text-properties officeooo:rsid="00983cf6"/>
    </style:style>
    <style:style style:name="T31" style:family="text">
      <style:text-properties officeooo:rsid="009930f7"/>
    </style:style>
    <style:style style:name="T32" style:family="text">
      <style:text-properties style:font-name="Courier New"/>
    </style:style>
    <style:style style:name="T33" style:family="text">
      <style:text-properties style:font-name="Courier New" officeooo:rsid="009c1d8d"/>
    </style:style>
    <style:style style:name="T34" style:family="text">
      <style:text-properties style:font-name="Courier New" officeooo:rsid="0063be50"/>
    </style:style>
    <style:style style:name="T35" style:family="text">
      <style:text-properties style:font-name="Courier New" style:font-name-asian="Courier New" style:font-name-complex="Courier New"/>
    </style:style>
    <style:style style:name="T36" style:family="text">
      <style:text-properties style:font-name="Courier New" officeooo:rsid="0230b3ee" style:font-name-asian="Courier New" style:font-name-complex="Courier New"/>
    </style:style>
    <style:style style:name="T37" style:family="text">
      <style:text-properties style:font-name="Courier New" officeooo:rsid="02323009" style:font-name-asian="Courier New" style:font-name-complex="Courier New"/>
    </style:style>
    <style:style style:name="T38" style:family="text">
      <style:text-properties style:font-name="Courier New" officeooo:rsid="02331ca1" style:font-name-asian="Courier New" style:font-name-complex="Courier New"/>
    </style:style>
    <style:style style:name="T39" style:family="text">
      <style:text-properties style:font-name="Courier New" officeooo:rsid="028491fc" style:font-name-asian="Courier New" style:font-name-complex="Courier New"/>
    </style:style>
    <style:style style:name="T40" style:family="text">
      <style:text-properties style:font-name="Courier New" officeooo:rsid="02835a23" style:font-name-asian="Courier New" style:font-name-complex="Courier New"/>
    </style:style>
    <style:style style:name="T41" style:family="text">
      <style:text-properties style:font-name="Courier New" officeooo:rsid="025061b5"/>
    </style:style>
    <style:style style:name="T42" style:family="text">
      <style:text-properties style:font-name="Courier New" officeooo:rsid="027af933"/>
    </style:style>
    <style:style style:name="T43" style:family="text">
      <style:text-properties style:font-name="Courier New" officeooo:rsid="027d6c90"/>
    </style:style>
    <style:style style:name="T44" style:family="text">
      <style:text-properties officeooo:rsid="00a3f233"/>
    </style:style>
    <style:style style:name="T45" style:family="text">
      <style:text-properties officeooo:rsid="00a5deb4"/>
    </style:style>
    <style:style style:name="T46" style:family="text">
      <style:text-properties officeooo:rsid="00a80129"/>
    </style:style>
    <style:style style:name="T47" style:family="text">
      <style:text-properties officeooo:rsid="00b10539"/>
    </style:style>
    <style:style style:name="T48" style:family="text">
      <style:text-properties officeooo:rsid="00b2e40d"/>
    </style:style>
    <style:style style:name="T49" style:family="text">
      <style:text-properties officeooo:rsid="00b99b33"/>
    </style:style>
    <style:style style:name="T50" style:family="text">
      <style:text-properties officeooo:rsid="00bf1543"/>
    </style:style>
    <style:style style:name="T51" style:family="text">
      <style:text-properties officeooo:rsid="00c13acb"/>
    </style:style>
    <style:style style:name="T52" style:family="text">
      <style:text-properties officeooo:rsid="00c28bad"/>
    </style:style>
    <style:style style:name="T53" style:family="text">
      <style:text-properties officeooo:rsid="00ca36c5"/>
    </style:style>
    <style:style style:name="T54" style:family="text">
      <style:text-properties officeooo:rsid="00cb7191"/>
    </style:style>
    <style:style style:name="T55" style:family="text">
      <style:text-properties officeooo:rsid="00cd2a78"/>
    </style:style>
    <style:style style:name="T56" style:family="text">
      <style:text-properties officeooo:rsid="00cf77b8"/>
    </style:style>
    <style:style style:name="T57" style:family="text">
      <style:text-properties officeooo:rsid="00d010b5"/>
    </style:style>
    <style:style style:name="T58" style:family="text">
      <style:text-properties officeooo:rsid="00d51431"/>
    </style:style>
    <style:style style:name="T59" style:family="text">
      <style:text-properties officeooo:rsid="00d84fb9"/>
    </style:style>
    <style:style style:name="T60" style:family="text">
      <style:text-properties officeooo:rsid="00d9c9e0"/>
    </style:style>
    <style:style style:name="T61" style:family="text">
      <style:text-properties officeooo:rsid="00e4da85"/>
    </style:style>
    <style:style style:name="T62" style:family="text">
      <style:text-properties officeooo:rsid="00e9de27"/>
    </style:style>
    <style:style style:name="T63" style:family="text">
      <style:text-properties officeooo:rsid="00f62fca"/>
    </style:style>
    <style:style style:name="T64" style:family="text">
      <style:text-properties officeooo:rsid="00f78fbf"/>
    </style:style>
    <style:style style:name="T65" style:family="text">
      <style:text-properties officeooo:rsid="00fbb569"/>
    </style:style>
    <style:style style:name="T66" style:family="text">
      <style:text-properties officeooo:rsid="00fc9c50"/>
    </style:style>
    <style:style style:name="T67" style:family="text">
      <style:text-properties officeooo:rsid="01009bc3"/>
    </style:style>
    <style:style style:name="T68" style:family="text">
      <style:text-properties officeooo:rsid="0101a4b9"/>
    </style:style>
    <style:style style:name="T69" style:family="text">
      <style:text-properties officeooo:rsid="01030808"/>
    </style:style>
    <style:style style:name="T70" style:family="text">
      <style:text-properties officeooo:rsid="010338c3"/>
    </style:style>
    <style:style style:name="T71" style:family="text">
      <style:text-properties officeooo:rsid="01042168"/>
    </style:style>
    <style:style style:name="T72" style:family="text">
      <style:text-properties officeooo:rsid="01083edb"/>
    </style:style>
    <style:style style:name="T73" style:family="text">
      <style:text-properties officeooo:rsid="010c415a"/>
    </style:style>
    <style:style style:name="T74" style:family="text">
      <style:text-properties officeooo:rsid="010d5b08"/>
    </style:style>
    <style:style style:name="T75" style:family="text">
      <style:text-properties officeooo:rsid="010ea057"/>
    </style:style>
    <style:style style:name="T76" style:family="text">
      <style:text-properties officeooo:rsid="01107173"/>
    </style:style>
    <style:style style:name="T77" style:family="text">
      <style:text-properties officeooo:rsid="0113af31"/>
    </style:style>
    <style:style style:name="T78" style:family="text">
      <style:text-properties officeooo:rsid="0114fb0a"/>
    </style:style>
    <style:style style:name="T79" style:family="text">
      <style:text-properties officeooo:rsid="0116d102"/>
    </style:style>
    <style:style style:name="T80" style:family="text">
      <style:text-properties officeooo:rsid="0117082e"/>
    </style:style>
    <style:style style:name="T81" style:family="text">
      <style:text-properties officeooo:rsid="011757f1"/>
    </style:style>
    <style:style style:name="T82" style:family="text">
      <style:text-properties officeooo:rsid="01189a72"/>
    </style:style>
    <style:style style:name="T83" style:family="text">
      <style:text-properties officeooo:rsid="0118e622"/>
    </style:style>
    <style:style style:name="T84" style:family="text">
      <style:text-properties officeooo:rsid="01199b1c"/>
    </style:style>
    <style:style style:name="T85" style:family="text">
      <style:text-properties officeooo:rsid="011a2152"/>
    </style:style>
    <style:style style:name="T86" style:family="text">
      <style:text-properties officeooo:rsid="011b6922"/>
    </style:style>
    <style:style style:name="T87" style:family="text">
      <style:text-properties officeooo:rsid="011c176f"/>
    </style:style>
    <style:style style:name="T88" style:family="text">
      <style:text-properties officeooo:rsid="011ddc0a"/>
    </style:style>
    <style:style style:name="T89" style:family="text">
      <style:text-properties officeooo:rsid="01201ed0"/>
    </style:style>
    <style:style style:name="T90" style:family="text">
      <style:text-properties officeooo:rsid="012189c9"/>
    </style:style>
    <style:style style:name="T91" style:family="text">
      <style:text-properties officeooo:rsid="0124a4c6"/>
    </style:style>
    <style:style style:name="T92" style:family="text">
      <style:text-properties officeooo:rsid="0126159b"/>
    </style:style>
    <style:style style:name="T93" style:family="text">
      <style:text-properties officeooo:rsid="01285170"/>
    </style:style>
    <style:style style:name="T94" style:family="text">
      <style:text-properties officeooo:rsid="0129f2b5"/>
    </style:style>
    <style:style style:name="T95" style:family="text">
      <style:text-properties officeooo:rsid="012a2b39"/>
    </style:style>
    <style:style style:name="T96" style:family="text">
      <style:text-properties officeooo:rsid="012bcc31"/>
    </style:style>
    <style:style style:name="T97" style:family="text">
      <style:text-properties officeooo:rsid="012c8172"/>
    </style:style>
    <style:style style:name="T98" style:family="text">
      <style:text-properties officeooo:rsid="012e2bf7"/>
    </style:style>
    <style:style style:name="T99" style:family="text">
      <style:text-properties officeooo:rsid="01319598"/>
    </style:style>
    <style:style style:name="T100" style:family="text">
      <style:text-properties officeooo:rsid="01325112"/>
    </style:style>
    <style:style style:name="T101" style:family="text">
      <style:text-properties officeooo:rsid="013418f3"/>
    </style:style>
    <style:style style:name="T102" style:family="text">
      <style:text-properties officeooo:rsid="0135fb2e"/>
    </style:style>
    <style:style style:name="T103" style:family="text">
      <style:text-properties officeooo:rsid="01379022"/>
    </style:style>
    <style:style style:name="T104" style:family="text">
      <style:text-properties officeooo:rsid="013a685b"/>
    </style:style>
    <style:style style:name="T105" style:family="text">
      <style:text-properties officeooo:rsid="013b006e"/>
    </style:style>
    <style:style style:name="T106" style:family="text">
      <style:text-properties officeooo:rsid="013c7149"/>
    </style:style>
    <style:style style:name="T107" style:family="text">
      <style:text-properties officeooo:rsid="013ca451"/>
    </style:style>
    <style:style style:name="T108" style:family="text">
      <style:text-properties officeooo:rsid="013f312e"/>
    </style:style>
    <style:style style:name="T109" style:family="text">
      <style:text-properties officeooo:rsid="0140bed2"/>
    </style:style>
    <style:style style:name="T110" style:family="text">
      <style:text-properties officeooo:rsid="0141f673"/>
    </style:style>
    <style:style style:name="T111" style:family="text">
      <style:text-properties officeooo:rsid="01474f19"/>
    </style:style>
    <style:style style:name="T112" style:family="text">
      <style:text-properties officeooo:rsid="0147697e"/>
    </style:style>
    <style:style style:name="T113" style:family="text">
      <style:text-properties officeooo:rsid="0148c3f1"/>
    </style:style>
    <style:style style:name="T114" style:family="text">
      <style:text-properties officeooo:rsid="014b0c9d"/>
    </style:style>
    <style:style style:name="T115" style:family="text">
      <style:text-properties officeooo:rsid="014bfd35"/>
    </style:style>
    <style:style style:name="T116" style:family="text">
      <style:text-properties officeooo:rsid="014da903"/>
    </style:style>
    <style:style style:name="T117" style:family="text">
      <style:text-properties officeooo:rsid="014f650c"/>
    </style:style>
    <style:style style:name="T118" style:family="text">
      <style:text-properties officeooo:rsid="0151386b"/>
    </style:style>
    <style:style style:name="T119" style:family="text">
      <style:text-properties officeooo:rsid="0155b87a"/>
    </style:style>
    <style:style style:name="T120" style:family="text">
      <style:text-properties officeooo:rsid="0157d57d"/>
    </style:style>
    <style:style style:name="T121" style:family="text">
      <style:text-properties officeooo:rsid="015d67c8"/>
    </style:style>
    <style:style style:name="T122" style:family="text">
      <style:text-properties officeooo:rsid="015de345"/>
    </style:style>
    <style:style style:name="T123" style:family="text">
      <style:text-properties officeooo:rsid="01607a1e"/>
    </style:style>
    <style:style style:name="T124" style:family="text">
      <style:text-properties officeooo:rsid="0161219d"/>
    </style:style>
    <style:style style:name="T125" style:family="text">
      <style:text-properties officeooo:rsid="0162b96b"/>
    </style:style>
    <style:style style:name="T126" style:family="text">
      <style:text-properties officeooo:rsid="0163c6d7"/>
    </style:style>
    <style:style style:name="T127" style:family="text">
      <style:text-properties officeooo:rsid="0164e4e4"/>
    </style:style>
    <style:style style:name="T128" style:family="text">
      <style:text-properties officeooo:rsid="0166a499"/>
    </style:style>
    <style:style style:name="T129" style:family="text">
      <style:text-properties officeooo:rsid="01689564"/>
    </style:style>
    <style:style style:name="T130" style:family="text">
      <style:text-properties officeooo:rsid="0169301d"/>
    </style:style>
    <style:style style:name="T131" style:family="text">
      <style:text-properties officeooo:rsid="0169fe7a"/>
    </style:style>
    <style:style style:name="T132" style:family="text">
      <style:text-properties officeooo:rsid="016b63ce"/>
    </style:style>
    <style:style style:name="T133" style:family="text">
      <style:text-properties officeooo:rsid="016f26c9"/>
    </style:style>
    <style:style style:name="T134" style:family="text">
      <style:text-properties officeooo:rsid="016fc595"/>
    </style:style>
    <style:style style:name="T135" style:family="text">
      <style:text-properties officeooo:rsid="01728cb0"/>
    </style:style>
    <style:style style:name="T136" style:family="text">
      <style:text-properties officeooo:rsid="01745ab6"/>
    </style:style>
    <style:style style:name="T137" style:family="text">
      <style:text-properties officeooo:rsid="017af6e2"/>
    </style:style>
    <style:style style:name="T138" style:family="text">
      <style:text-properties officeooo:rsid="017aff24"/>
    </style:style>
    <style:style style:name="T139" style:family="text">
      <style:text-properties officeooo:rsid="017cad64"/>
    </style:style>
    <style:style style:name="T140" style:family="text">
      <style:text-properties officeooo:rsid="017d1e2f"/>
    </style:style>
    <style:style style:name="T141" style:family="text">
      <style:text-properties officeooo:rsid="017f04cf"/>
    </style:style>
    <style:style style:name="T142" style:family="text">
      <style:text-properties officeooo:rsid="0182ee48"/>
    </style:style>
    <style:style style:name="T143" style:family="text">
      <style:text-properties officeooo:rsid="01843781"/>
    </style:style>
    <style:style style:name="T144" style:family="text">
      <style:text-properties officeooo:rsid="018617d9"/>
    </style:style>
    <style:style style:name="T145" style:family="text">
      <style:text-properties officeooo:rsid="018757c6"/>
    </style:style>
    <style:style style:name="T146" style:family="text">
      <style:text-properties officeooo:rsid="0188217d"/>
    </style:style>
    <style:style style:name="T147" style:family="text">
      <style:text-properties officeooo:rsid="018cebee"/>
    </style:style>
    <style:style style:name="T148" style:family="text">
      <style:text-properties officeooo:rsid="018e7c80"/>
    </style:style>
    <style:style style:name="T149" style:family="text">
      <style:text-properties officeooo:rsid="018ebe8d"/>
    </style:style>
    <style:style style:name="T150" style:family="text">
      <style:text-properties officeooo:rsid="01928ec6"/>
    </style:style>
    <style:style style:name="T151" style:family="text">
      <style:text-properties officeooo:rsid="019403e8"/>
    </style:style>
    <style:style style:name="T152" style:family="text">
      <style:text-properties officeooo:rsid="019849e2"/>
    </style:style>
    <style:style style:name="T153" style:family="text">
      <style:text-properties officeooo:rsid="019a42aa"/>
    </style:style>
    <style:style style:name="T154" style:family="text">
      <style:text-properties officeooo:rsid="01a28869"/>
    </style:style>
    <style:style style:name="T155" style:family="text">
      <style:text-properties officeooo:rsid="01a33442"/>
    </style:style>
    <style:style style:name="T156" style:family="text">
      <style:text-properties officeooo:rsid="01aa2d87"/>
    </style:style>
    <style:style style:name="T157" style:family="text">
      <style:text-properties officeooo:rsid="01ac5ac0"/>
    </style:style>
    <style:style style:name="T158" style:family="text">
      <style:text-properties officeooo:rsid="01ad0f9c"/>
    </style:style>
    <style:style style:name="T159" style:family="text">
      <style:text-properties officeooo:rsid="01b09ed1"/>
    </style:style>
    <style:style style:name="T160" style:family="text">
      <style:text-properties officeooo:rsid="01b155cc"/>
    </style:style>
    <style:style style:name="T161" style:family="text">
      <style:text-properties officeooo:rsid="01b2017b"/>
    </style:style>
    <style:style style:name="T162" style:family="text">
      <style:text-properties officeooo:rsid="01b2e747"/>
    </style:style>
    <style:style style:name="T163" style:family="text">
      <style:text-properties officeooo:rsid="01b3f864"/>
    </style:style>
    <style:style style:name="T164" style:family="text">
      <style:text-properties officeooo:rsid="01b6d7e2"/>
    </style:style>
    <style:style style:name="T165" style:family="text">
      <style:text-properties officeooo:rsid="01b91a03"/>
    </style:style>
    <style:style style:name="T166" style:family="text">
      <style:text-properties officeooo:rsid="01b9fe41"/>
    </style:style>
    <style:style style:name="T167" style:family="text">
      <style:text-properties officeooo:rsid="01bbcfb1"/>
    </style:style>
    <style:style style:name="T168" style:family="text">
      <style:text-properties officeooo:rsid="01bf6178"/>
    </style:style>
    <style:style style:name="T169" style:family="text">
      <style:text-properties officeooo:rsid="01c21a88"/>
    </style:style>
    <style:style style:name="T170" style:family="text">
      <style:text-properties officeooo:rsid="01ca9d9c"/>
    </style:style>
    <style:style style:name="T171" style:family="text">
      <style:text-properties officeooo:rsid="01cc95e6"/>
    </style:style>
    <style:style style:name="T172" style:family="text">
      <style:text-properties officeooo:rsid="01cdd8c4"/>
    </style:style>
    <style:style style:name="T173" style:family="text">
      <style:text-properties officeooo:rsid="01cfd580"/>
    </style:style>
    <style:style style:name="T174" style:family="text">
      <style:text-properties officeooo:rsid="01d0b4ea"/>
    </style:style>
    <style:style style:name="T175" style:family="text">
      <style:text-properties officeooo:rsid="01d0f334"/>
    </style:style>
    <style:style style:name="T176" style:family="text">
      <style:text-properties officeooo:rsid="01d685ef"/>
    </style:style>
    <style:style style:name="T177" style:family="text">
      <style:text-properties officeooo:rsid="01d811ef"/>
    </style:style>
    <style:style style:name="T178" style:family="text">
      <style:text-properties officeooo:rsid="01da0883"/>
    </style:style>
    <style:style style:name="T179" style:family="text">
      <style:text-properties officeooo:rsid="01dab50b"/>
    </style:style>
    <style:style style:name="T180" style:family="text">
      <style:text-properties officeooo:rsid="01dc04f5"/>
    </style:style>
    <style:style style:name="T181" style:family="text">
      <style:text-properties officeooo:rsid="01de436a"/>
    </style:style>
    <style:style style:name="T182" style:family="text">
      <style:text-properties officeooo:rsid="01deede0"/>
    </style:style>
    <style:style style:name="T183" style:family="text">
      <style:text-properties officeooo:rsid="01e2e6dd"/>
    </style:style>
    <style:style style:name="T184" style:family="text">
      <style:text-properties officeooo:rsid="01e846e7"/>
    </style:style>
    <style:style style:name="T185" style:family="text">
      <style:text-properties officeooo:rsid="01ea124c"/>
    </style:style>
    <style:style style:name="T186" style:family="text">
      <style:text-properties officeooo:rsid="01ed9e68"/>
    </style:style>
    <style:style style:name="T187" style:family="text">
      <style:text-properties officeooo:rsid="01ef670c"/>
    </style:style>
    <style:style style:name="T188" style:family="text">
      <style:text-properties officeooo:rsid="01f1a377"/>
    </style:style>
    <style:style style:name="T189" style:family="text">
      <style:text-properties officeooo:rsid="01f3b66b"/>
    </style:style>
    <style:style style:name="T190" style:family="text">
      <style:text-properties officeooo:rsid="01f630af"/>
    </style:style>
    <style:style style:name="T191" style:family="text">
      <style:text-properties officeooo:rsid="01f9fb3d"/>
    </style:style>
    <style:style style:name="T192" style:family="text">
      <style:text-properties officeooo:rsid="01fae942"/>
    </style:style>
    <style:style style:name="T193" style:family="text">
      <style:text-properties officeooo:rsid="01fce1d0"/>
    </style:style>
    <style:style style:name="T194" style:family="text">
      <style:text-properties officeooo:rsid="01fe2773"/>
    </style:style>
    <style:style style:name="T195" style:family="text">
      <style:text-properties officeooo:rsid="0201c286"/>
    </style:style>
    <style:style style:name="T196" style:family="text">
      <style:text-properties officeooo:rsid="020497e3"/>
    </style:style>
    <style:style style:name="T197" style:family="text">
      <style:text-properties officeooo:rsid="020ec715"/>
    </style:style>
    <style:style style:name="T198" style:family="text">
      <style:text-properties officeooo:rsid="020ee814"/>
    </style:style>
    <style:style style:name="T199" style:family="text">
      <style:text-properties officeooo:rsid="021012d1"/>
    </style:style>
    <style:style style:name="T200" style:family="text">
      <style:text-properties officeooo:rsid="0213ee7f"/>
    </style:style>
    <style:style style:name="T201" style:family="text">
      <style:text-properties officeooo:rsid="02144b08"/>
    </style:style>
    <style:style style:name="T202" style:family="text">
      <style:text-properties officeooo:rsid="02170627"/>
    </style:style>
    <style:style style:name="T203" style:family="text">
      <style:text-properties officeooo:rsid="0217d631"/>
    </style:style>
    <style:style style:name="T204" style:family="text">
      <style:text-properties officeooo:rsid="021a4763"/>
    </style:style>
    <style:style style:name="T205" style:family="text">
      <style:text-properties officeooo:rsid="021beef3"/>
    </style:style>
    <style:style style:name="T206" style:family="text">
      <style:text-properties officeooo:rsid="021d6c5f"/>
    </style:style>
    <style:style style:name="T207" style:family="text">
      <style:text-properties officeooo:rsid="022010aa"/>
    </style:style>
    <style:style style:name="T208" style:family="text">
      <style:text-properties officeooo:rsid="0226f4f9"/>
    </style:style>
    <style:style style:name="T209" style:family="text">
      <style:text-properties officeooo:rsid="0228892f"/>
    </style:style>
    <style:style style:name="T210" style:family="text">
      <style:text-properties officeooo:rsid="0228a54c"/>
    </style:style>
    <style:style style:name="T211" style:family="text">
      <style:text-properties officeooo:rsid="022a2af0"/>
    </style:style>
    <style:style style:name="T212" style:family="text">
      <style:text-properties officeooo:rsid="022a9363"/>
    </style:style>
    <style:style style:name="T213" style:family="text">
      <style:text-properties officeooo:rsid="022d00e6"/>
    </style:style>
    <style:style style:name="T214" style:family="text">
      <style:text-properties officeooo:rsid="022e3552"/>
    </style:style>
    <style:style style:name="T215" style:family="text">
      <style:text-properties officeooo:rsid="022e4615"/>
    </style:style>
    <style:style style:name="T216" style:family="text">
      <style:text-properties officeooo:rsid="0230b3ee"/>
    </style:style>
    <style:style style:name="T217" style:family="text">
      <style:text-properties officeooo:rsid="02331ca1"/>
    </style:style>
    <style:style style:name="T218" style:family="text">
      <style:text-properties officeooo:rsid="02390b25"/>
    </style:style>
    <style:style style:name="T219" style:family="text">
      <style:text-properties officeooo:rsid="023e9a87"/>
    </style:style>
    <style:style style:name="T220" style:family="text">
      <style:text-properties officeooo:rsid="023fae0e"/>
    </style:style>
    <style:style style:name="T221" style:family="text">
      <style:text-properties officeooo:rsid="02449442"/>
    </style:style>
    <style:style style:name="T222" style:family="text">
      <style:text-properties officeooo:rsid="02492ddf"/>
    </style:style>
    <style:style style:name="T223" style:family="text">
      <style:text-properties officeooo:rsid="024c6dd6"/>
    </style:style>
    <style:style style:name="T224" style:family="text">
      <style:text-properties officeooo:rsid="024ce031"/>
    </style:style>
    <style:style style:name="T225" style:family="text">
      <style:text-properties officeooo:rsid="025061b5"/>
    </style:style>
    <style:style style:name="T226" style:family="text">
      <style:text-properties officeooo:rsid="0253eb98"/>
    </style:style>
    <style:style style:name="T227" style:family="text">
      <style:text-properties officeooo:rsid="02560ba6"/>
    </style:style>
    <style:style style:name="T228" style:family="text">
      <style:text-properties officeooo:rsid="02576a75"/>
    </style:style>
    <style:style style:name="T229" style:family="text">
      <style:text-properties officeooo:rsid="025e753f"/>
    </style:style>
    <style:style style:name="T230" style:family="text">
      <style:text-properties officeooo:rsid="026322d2"/>
    </style:style>
    <style:style style:name="T231" style:family="text">
      <style:text-properties officeooo:rsid="02649163"/>
    </style:style>
    <style:style style:name="T232" style:family="text">
      <style:text-properties officeooo:rsid="02682c78"/>
    </style:style>
    <style:style style:name="T233" style:family="text">
      <style:text-properties officeooo:rsid="02694232"/>
    </style:style>
    <style:style style:name="T234" style:family="text">
      <style:text-properties officeooo:rsid="026b3dfc"/>
    </style:style>
    <style:style style:name="T235" style:family="text">
      <style:text-properties officeooo:rsid="026d275f"/>
    </style:style>
    <style:style style:name="T236" style:family="text">
      <style:text-properties officeooo:rsid="026ec906"/>
    </style:style>
    <style:style style:name="T237" style:family="text">
      <style:text-properties officeooo:rsid="026ecbd1"/>
    </style:style>
    <style:style style:name="T238" style:family="text">
      <style:text-properties officeooo:rsid="02760fcd"/>
    </style:style>
    <style:style style:name="T239" style:family="text">
      <style:text-properties officeooo:rsid="0277ec83"/>
    </style:style>
    <style:style style:name="T240" style:family="text">
      <style:text-properties officeooo:rsid="02788c13"/>
    </style:style>
    <style:style style:name="T241" style:family="text">
      <style:text-properties officeooo:rsid="027989de"/>
    </style:style>
    <style:style style:name="T242" style:family="text">
      <style:text-properties officeooo:rsid="027c7a4b"/>
    </style:style>
    <style:style style:name="T243" style:family="text">
      <style:text-properties officeooo:rsid="027f6960"/>
    </style:style>
    <style:style style:name="T244" style:family="text">
      <style:text-properties officeooo:rsid="02835a23"/>
    </style:style>
    <style:style style:name="T245" style:family="text">
      <style:text-properties officeooo:rsid="028521a7"/>
    </style:style>
    <style:style style:name="T246" style:family="text">
      <style:text-properties officeooo:rsid="028e76f6"/>
    </style:style>
    <style:style style:name="T247" style:family="text">
      <style:text-properties officeooo:rsid="028faf41"/>
    </style:style>
    <style:style style:name="T248" style:family="text">
      <style:text-properties officeooo:rsid="02948ef1"/>
    </style:style>
    <style:style style:name="T249" style:family="text">
      <style:text-properties officeooo:rsid="0296cffd"/>
    </style:style>
    <style:style style:name="T250" style:family="text">
      <style:text-properties officeooo:rsid="0299e920"/>
    </style:style>
    <style:style style:name="T251" style:family="text">
      <style:text-properties officeooo:rsid="02a00391"/>
    </style:style>
    <style:style style:name="T252" style:family="text">
      <style:text-properties officeooo:rsid="02a05e1c"/>
    </style:style>
    <style:style style:name="T253" style:family="text">
      <style:text-properties officeooo:rsid="02a1621d"/>
    </style:style>
    <style:style style:name="T254" style:family="text">
      <style:text-properties officeooo:rsid="02a1e059"/>
    </style:style>
    <style:style style:name="T255" style:family="text">
      <style:text-properties officeooo:rsid="02ac3762"/>
    </style:style>
    <style:style style:name="T256" style:family="text">
      <style:text-properties officeooo:rsid="02aec24f"/>
    </style:style>
    <style:style style:name="T257" style:family="text">
      <style:text-properties officeooo:rsid="02b36194"/>
    </style:style>
    <style:style style:name="T258" style:family="text">
      <style:text-properties officeooo:rsid="02b62cb6"/>
    </style:style>
    <style:style style:name="T259" style:family="text">
      <style:text-properties officeooo:rsid="02b997e2"/>
    </style:style>
    <style:style style:name="T260" style:family="text">
      <style:text-properties officeooo:rsid="02ba9af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Feder – Eine Programmiersprache</text:p>
      <text:p text:style-name="Subtitle">(von Fionn Langhans)</text:p>
      <text:p text:style-name="Standard"/>
      <text:p text:style-name="P2">Kurze Beschreibung</text:p>
      <text:p text:style-name="P44">Das Ziel des Projekts ist es, eine einfache, kompilierbare Programmiersprache zu definieren, die <text:span text:style-name="T110">einige</text:span> Aufgaben auf dem Computer <text:span text:style-name="T51">erledigen</text:span> kann, wie herkömmliche Sprachen, <text:span text:style-name="T121">so </text:span>z.B. C, C++ oder Java, es auch <text:span text:style-name="T111">machen</text:span>. Die Programmiersprache soll nicht nur kompilierbar sein, sondern auch möglichst wenig <text:span text:style-name="T50">Laufzeitressourcen</text:span> verbrauchen. Zudem sollte <text:span text:style-name="T122">die</text:span> definierte Syntax es erlauben, die Größe des Quelltextes von Programmen möglichst kurz zu halten. „Fremdsprachen“ (von Feder aus gesehen), wie C, sollen auch einfach implementiert werden können, um verschiedene Bibliotheken, die in Fremdsprachen geschrieben wurden, in Feder benutzen zu können. Außerdem sollte ein Benutzer dieser Sprache auch eigene „Basisbibliotheken“ erstellen kö<text:span text:style-name="T68">n</text:span>nen (<text:span text:style-name="T112">man</text:span> kann in Feder Grundtypen wie int <text:span text:style-name="T113">oder</text:span> double selbst erstellen). <text:span text:style-name="T68">Darüber hinaus</text:span> soll die Sprache <text:span text:style-name="T90">einsteigerfreundlich</text:span> sein, <text:span text:style-name="T123">deswegen</text:span> soll<text:span text:style-name="T69">te</text:span> sie nicht <text:span text:style-name="T70">zu</text:span> viele Operatoren benutzen oder viele Sonderfälle haben. Damit Objekte <text:span text:style-name="T71">auch </text:span>einfach zu handhaben sind, wurde ein „Garbage Collector“ <text:span text:style-name="T49">(eng. für „Müllsammler“) </text:span>für Objektlebenszeiten (automatisches Löschen) implementiert. <text:span text:style-name="T73">Zusätzlich wurden alle Quelltextdateien und Quelltextdokumentationen in Englisch abgefasst, sodass eine größere Zielgruppe erreicht werden kann</text:span>. <text:span text:style-name="T72">Es gibt noch keine statischen oder dynamische Bibliotheken, da dies den Zeitrahmen sprengen würde.</text:span></text:p>
      <text:p text:style-name="P32"/>
      <text:p text:style-name="P79"><text:span text:style-name="T134">Zum Ausprobieren der Programmiersprache</text:span> wurde ein Compiler entwickelt, damit Feder in <text:span text:style-name="T124">eine m</text:span>aschinennähere Sprache übersetzt<text:span text:style-name="T188"> und somit</text:span> auf üblichen Betriebssystemen <text:span text:style-name="T67">(z.B. Linux, BSD, Windows)</text:span> ausgeführt werden <text:span text:style-name="T188">kann</text:span>. <text:span text:style-name="T198">Auch wurden Bibliotheken in Feder geschrieben, damit Typen, wie z.B. (u)int(16|32|64), double oder String, verwendet werden können oder Interaktionen mit Input/Output gemacht werden können (Dateisystem, I/O im Terminal). Auch wurden für den Konsoleneditor „vim“ und das GUI Programm „gedit“ Skripte geschrieben, damit spezielle Schlüsselwörter oder Ausdrücke markiert werden, weil man somit mehr Übersicht über Feder - Quelltext hat.</text:span></text:p>
      <text:p text:style-name="P79"/>
      <text:p text:style-name="P80">Das komplette Projekt befindet sich auf GitHub: <text:a xlink:type="simple" xlink:href="https://github.com/codefionn/feder" text:style-name="Internet_20_link" text:visited-style-name="Visited_20_Internet_20_Link">https://github.com/codefionn/feder</text:a>. <text:span text:style-name="T256">In dem Verzeichnis „doc/tutorials“ sind erklärte Beispiele, wie man bestimmte Sachen in Feder macht (auf Englisch).</text:span></text:p>
      <text:p text:style-name="P8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3"><text:a xlink:type="simple" xlink:href="#__RefHeading___Toc529_4150363507" text:style-name="Index_20_Link" text:visited-style-name="Index_20_Link">1. Einleitung<text:tab/>3</text:a></text:p>
          <text:p text:style-name="P92"><text:a xlink:type="simple" xlink:href="#__RefHeading___Toc539_4150363507" text:style-name="Index_20_Link" text:visited-style-name="Index_20_Link">1.1. Wahl des Themas<text:tab/>3</text:a></text:p>
          <text:p text:style-name="P92"><text:a xlink:type="simple" xlink:href="#__RefHeading___Toc541_4150363507" text:style-name="Index_20_Link" text:visited-style-name="Index_20_Link">1.2. Hilfsmittel<text:tab/>3</text:a></text:p>
          <text:p text:style-name="P93"><text:a xlink:type="simple" xlink:href="#__RefHeading___Toc531_4150363507" text:style-name="Index_20_Link" text:visited-style-name="Index_20_Link">2. Die Programmiersprache<text:tab/>3</text:a></text:p>
          <text:p text:style-name="P92"><text:a xlink:type="simple" xlink:href="#__RefHeading___Toc543_4150363507" text:style-name="Index_20_Link" text:visited-style-name="Index_20_Link">2.1. Konzepte<text:tab/>3</text:a></text:p>
          <text:p text:style-name="P94"><text:a xlink:type="simple" xlink:href="#__RefHeading___Toc288_4158318009" text:style-name="Index_20_Link" text:visited-style-name="Index_20_Link">2.1.1. Keine Hauptmethode<text:tab/>3</text:a></text:p>
          <text:p text:style-name="P94"><text:a xlink:type="simple" xlink:href="#__RefHeading___Toc290_4158318009" text:style-name="Index_20_Link" text:visited-style-name="Index_20_Link">2.1.2. Statische Objekte<text:tab/>3</text:a></text:p>
          <text:p text:style-name="P94"><text:a xlink:type="simple" xlink:href="#__RefHeading___Toc292_4158318009" text:style-name="Index_20_Link" text:visited-style-name="Index_20_Link">2.1.3. Dynamische Objekte<text:tab/>4</text:a></text:p>
          <text:p text:style-name="P94"><text:a xlink:type="simple" xlink:href="#__RefHeading___Toc294_4158318009" text:style-name="Index_20_Link" text:visited-style-name="Index_20_Link">2.1.4. „Include“ Operation<text:tab/>4</text:a></text:p>
          <text:p text:style-name="P94"><text:a xlink:type="simple" xlink:href="#__RefHeading___Toc296_4158318009" text:style-name="Index_20_Link" text:visited-style-name="Index_20_Link">2.1.5. Garbage Collection<text:tab/>4</text:a></text:p>
          <text:p text:style-name="P94"><text:a xlink:type="simple" xlink:href="#__RefHeading___Toc298_4158318009" text:style-name="Index_20_Link" text:visited-style-name="Index_20_Link">2.1.6. Schnittstellen<text:tab/>4</text:a></text:p>
          <text:p text:style-name="P94"><text:a xlink:type="simple" xlink:href="#__RefHeading___Toc300_4158318009" text:style-name="Index_20_Link" text:visited-style-name="Index_20_Link">2.1.7. Funktionen höherer Ordnung<text:tab/>4</text:a></text:p>
          <text:p text:style-name="P94"><text:a xlink:type="simple" xlink:href="#__RefHeading___Toc302_4158318009" text:style-name="Index_20_Link" text:visited-style-name="Index_20_Link">2.1.8. Namensräume<text:tab/>5</text:a></text:p>
          <text:p text:style-name="P94"><text:a xlink:type="simple" xlink:href="#__RefHeading___Toc304_4158318009" text:style-name="Index_20_Link" text:visited-style-name="Index_20_Link">2.1.9. Mehrzeilige Zeichenketten<text:tab/>5</text:a></text:p>
          <text:p text:style-name="P94"><text:a xlink:type="simple" xlink:href="#__RefHeading___Toc306_4158318009" text:style-name="Index_20_Link" text:visited-style-name="Index_20_Link">2.1.10. Vererbung<text:tab/>5</text:a></text:p>
          <text:p text:style-name="P94"><text:a xlink:type="simple" xlink:href="#__RefHeading___Toc851_4150363507" text:style-name="Index_20_Link" text:visited-style-name="Index_20_Link">2.1.11. Kommentare<text:tab/>5</text:a></text:p>
          <text:p text:style-name="P94"><text:a xlink:type="simple" xlink:href="#__RefHeading___Toc855_2404403912" text:style-name="Index_20_Link" text:visited-style-name="Index_20_Link">2.1.12. „Global“ Schlüsselwort<text:tab/>5</text:a></text:p>
          <text:p text:style-name="P94"><text:a xlink:type="simple" xlink:href="#__RefHeading___Toc1162_2404403912" text:style-name="Index_20_Link" text:visited-style-name="Index_20_Link">2.1.13. Präprozessor<text:tab/>6</text:a></text:p>
          <text:p text:style-name="P94"><text:a xlink:type="simple" xlink:href="#__RefHeading___Toc1655_3622578578" text:style-name="Index_20_Link" text:visited-style-name="Index_20_Link">2.1.14. Regeln<text:tab/>6</text:a></text:p>
          <text:p text:style-name="P94"><text:a xlink:type="simple" xlink:href="#__RefHeading___Toc1770_178070474" text:style-name="Index_20_Link" text:visited-style-name="Index_20_Link">2.1.15. Arrays<text:tab/>7</text:a></text:p>
          <text:p text:style-name="P92"><text:a xlink:type="simple" xlink:href="#__RefHeading___Toc551_4150363507" text:style-name="Index_20_Link" text:visited-style-name="Index_20_Link">2.2. Typen erstellen und aufrufen<text:tab/>7</text:a></text:p>
          <text:p text:style-name="P94"><text:a xlink:type="simple" xlink:href="#__RefHeading___Toc553_4150363507" text:style-name="Index_20_Link" text:visited-style-name="Index_20_Link">2.2.1. Namensräume<text:tab/>7</text:a></text:p>
          <text:p text:style-name="P94"><text:a xlink:type="simple" xlink:href="#__RefHeading___Toc555_4150363507" text:style-name="Index_20_Link" text:visited-style-name="Index_20_Link">2.2.2. Funktionen<text:tab/>8</text:a></text:p>
          <text:p text:style-name="P94"><text:a xlink:type="simple" xlink:href="#__RefHeading___Toc639_4150363507" text:style-name="Index_20_Link" text:visited-style-name="Index_20_Link">2.2.3. Schnittstellen<text:tab/>9</text:a></text:p>
          <text:p text:style-name="P94"><text:a xlink:type="simple" xlink:href="#__RefHeading___Toc557_4150363507" text:style-name="Index_20_Link" text:visited-style-name="Index_20_Link">2.2.4. Klassen<text:tab/>9</text:a></text:p>
          <text:p text:style-name="P94"><text:a xlink:type="simple" xlink:href="#__RefHeading___Toc641_4150363507" text:style-name="Index_20_Link" text:visited-style-name="Index_20_Link">2.2.5. Objekte<text:tab/>10</text:a></text:p>
          <text:p text:style-name="P92"><text:a xlink:type="simple" xlink:href="#__RefHeading___Toc1361_1446585956" text:style-name="Index_20_Link" text:visited-style-name="Index_20_Link">2.3. Ein Beispielprogramm<text:tab/>11</text:a></text:p>
          <text:p text:style-name="P93"><text:a xlink:type="simple" xlink:href="#__RefHeading___Toc533_4150363507" text:style-name="Index_20_Link" text:visited-style-name="Index_20_Link">3. Der Compiler<text:tab/>11</text:a></text:p>
          <text:p text:style-name="P93"><text:a xlink:type="simple" xlink:href="#__RefHeading___Toc535_4150363507" text:style-name="Index_20_Link" text:visited-style-name="Index_20_Link">4. Tests<text:tab/>12</text:a></text:p>
          <text:p text:style-name="P93"><text:a xlink:type="simple" xlink:href="#__RefHeading___Toc1492_3622578578" text:style-name="Index_20_Link" text:visited-style-name="Index_20_Link">5. Ein Feder – Programmierer werden<text:tab/>12</text:a></text:p>
          <text:p text:style-name="P93"><text:a xlink:type="simple" xlink:href="#__RefHeading___Toc1896_211275582" text:style-name="Index_20_Link" text:visited-style-name="Index_20_Link">6. Die Standardbibliothek<text:tab/>13</text:a></text:p>
          <text:p text:style-name="P93"><text:a xlink:type="simple" xlink:href="#__RefHeading___Toc537_4150363507" text:style-name="Index_20_Link" text:visited-style-name="Index_20_Link">7. Abschließende Bemerkungen<text:tab/>14</text:a></text:p>
          <text:p text:style-name="P92"><text:a xlink:type="simple" xlink:href="#__RefHeading___Toc545_4150363507" text:style-name="Index_20_Link" text:visited-style-name="Index_20_Link">7.1. Probleme der Programmiersprache &amp; des Compilers<text:tab/>14</text:a></text:p>
          <text:p text:style-name="P92"><text:a xlink:type="simple" xlink:href="#__RefHeading___Toc547_4150363507" text:style-name="Index_20_Link" text:visited-style-name="Index_20_Link">7.2. Weitere Entwicklung<text:tab/>14</text:a></text:p>
          <text:p text:style-name="P92"><text:a xlink:type="simple" xlink:href="#__RefHeading___Toc549_4150363507" text:style-name="Index_20_Link" text:visited-style-name="Index_20_Link">7.3. Persönlicher Rückblick<text:tab/>14</text:a></text:p>
          <text:p text:style-name="P93"><text:a xlink:type="simple" xlink:href="#__RefHeading___Toc853_4150363507" text:style-name="Index_20_Link" text:visited-style-name="Index_20_Link">8. Literaturverzeichnis<text:tab/>15</text:a></text:p>
        </text:index-body>
      </text:table-of-content>
      <text:h text:style-name="Heading_20_1" text:outline-level="1"/>
      <text:h text:style-name="P84" text:outline-level="1"><text:bookmark-start text:name="__RefHeading___Toc529_4150363507"/>1. Einleitung<text:bookmark-end text:name="__RefHeading___Toc529_4150363507"/></text:h>
      <text:h text:style-name="Heading_20_2" text:outline-level="2"><text:bookmark-start text:name="__RefHeading___Toc539_4150363507"/>1.1. Wahl des Themas<text:bookmark-end text:name="__RefHeading___Toc539_4150363507"/></text:h>
      <text:p text:style-name="Standard">Nachdem ich schon <text:span text:style-name="T74">länger einige Programmiersprachen lerne und einige Programme</text:span> entwickelt habe, wollte ich diese in einer eigenen Programmiersprache <text:span text:style-name="T75">schreiben</text:span> können. Zudem wollte ich ausprobieren, wie man denn eine Programmiersprache definiert und einen Compiler dafür programmiert.</text:p>
      <text:h text:style-name="Heading_20_2" text:outline-level="2"><text:bookmark-start text:name="__RefHeading___Toc541_4150363507"/>1.2. Hilfsmittel<text:bookmark-end text:name="__RefHeading___Toc541_4150363507"/></text:h>
      <text:p text:style-name="P33">Um einen Compiler <text:s/><text:span text:style-name="T135">zu </text:span>erstellen, <text:span text:style-name="T27">wurde</text:span> das Buch „Einführung in die Informatik“ von Heinz-Peter Gumm und Manfred Sommer, 10. Auflage, benutzt, <text:span text:style-name="T135">insbesondere</text:span> das 9. Kapitel „Theoretische Informatik und Compilerbau“ <text:span text:style-name="T76">[1, </text:span>S. 695<text:span text:style-name="T76">]</text:span>. Auf Grundlage dieses Kapitels wurden Teile des Compilers geschrieben. Zum anderen wurde die Programmiersprache Java zur Entwicklung des Compilers benutzt und die Programmiersprache C, da der <text:span text:style-name="T77">Compiler Feder</text:span> zu C umwandelt. Des <text:span text:style-name="T125">W</text:span>eiteren wurde die freie Software „valgrind“ <text:span text:style-name="T56">[3] </text:span>und <text:span text:style-name="T189">der</text:span> GNU Compiler <text:span text:style-name="T56">[4]</text:span> und clang <text:span text:style-name="T57">[5] </text:span>benutzt. Weitere Hilfsmittel werden im Text genannt. <text:span text:style-name="T52">Auch werden hier reguläre Ausdrücke <text:s/>nach dem POSIX Standard von „The Open Group“ [2] verwendet.</text:span></text:p>
      <text:h text:style-name="Heading_20_1" text:outline-level="1"><text:bookmark-start text:name="__RefHeading___Toc531_4150363507"/>2. Die Programmiersprache<text:bookmark-end text:name="__RefHeading___Toc531_4150363507"/></text:h>
      <text:h text:style-name="Heading_20_2" text:outline-level="2"><text:bookmark-start text:name="__RefHeading___Toc543_4150363507"/>2.1. Konzepte<text:bookmark-end text:name="__RefHeading___Toc543_4150363507"/></text:h>
      <text:p text:style-name="Standard">Feders Ziel ist es, wie schon oben genannt, einfach und kompilierbar zu sein und durch d<text:span text:style-name="T136">ie</text:span> Syntax möglichst überschüssige Zeichen zu vermeiden. Um dies zu erreichen, wurden verschiedene Konzepte entwickelt, die hoffentlich die genannten Prinzipien verwirklichen können.</text:p>
      <text:h text:style-name="Heading_20_3" text:outline-level="3"><text:bookmark-start text:name="__RefHeading___Toc288_4158318009"/>2.1.1. Keine Hauptmethode<text:bookmark-end text:name="__RefHeading___Toc288_4158318009"/></text:h>
      <text:p text:style-name="Standard">Um die <text:span text:style-name="T78">Quelltextdateien</text:span> einfach zu halten, wurde statt der klassischen „void main (int lenargs, char ** vargs)“ Hauptfunktion ein Konzept eingeführt, das meist in Skriptsprachen (z.B. Python, JavaScript) vorzufinden ist: Objekte, Funktionen und Klassen können so aufgerufen oder erstellt werden, indem man sie einfach irgendwo in einem Namensraum oder gleich im Hauptkörper (nicht in einer Klasse, Funktion, usw.) aufruft.</text:p>
      <text:p text:style-name="Standard">Somit sieht das traditionelle „Hello World“ - Programm so aus:</text:p>
      <text:p text:style-name="Standard"/>
      <text:p text:style-name="Preformatted_20_Text"><text:tab/>include "stdio.fd"</text:p>
      <text:p text:style-name="Preformatted_20_Text"><text:tab/>io.println ("Hello, World!")</text:p>
      <text:p text:style-name="Standard"/>
      <text:h text:style-name="Heading_20_3" text:outline-level="3"><text:bookmark-start text:name="__RefHeading___Toc290_4158318009"/>2.1.2. Statische <text:span text:style-name="T79">Objekte</text:span><text:bookmark-end text:name="__RefHeading___Toc290_4158318009"/></text:h>
      <text:p text:style-name="P43">Ein anderes Konzept, das Feder durchsetzt, sind statische <text:span text:style-name="T80">Objekte</text:span>: <text:span text:style-name="T81">Diese</text:span> können in Feder mit eine<text:span text:style-name="T82">m Typen, also einer Klasse oder einer Schnittstelle,</text:span> deklariert werden, damit sie „gezwungen“ werden diesen Typen zu vertreten. Dies wird in Funktionsargumenten oder Objekten von Klassen vorausgesetzt. <text:span text:style-name="T126">B</text:span>ei Objekten, die <text:span text:style-name="T83">als</text:span> <text:span text:style-name="T83">Typen eine Schnittstelle haben,</text:span> ist es zwingend notwendig, das<text:span text:style-name="T84">s</text:span> d<text:span text:style-name="T127">as Objekt statisch deklariert</text:span> <text:span text:style-name="T127">wird</text:span>. </text:p>
      <text:p text:style-name="Standard">Statische <text:span text:style-name="T85">Objekte</text:span> haben große Vorteile bei Funktionsargumenten, da der Compiler ein<text:span text:style-name="T136">en</text:span> Fehler <text:span text:style-name="T136">ausgibt</text:span>, wenn diese nicht übereinstimmen und somit <text:span text:style-name="T129">weniger</text:span> <text:span text:style-name="T128">f</text:span>ehlerhaften <text:span text:style-name="T128">A</text:span>ufrufe geschehen.</text:p>
      <text:p text:style-name="Standard"/>
      <text:p text:style-name="Preformatted_20_Text"><text:tab/><text:span text:style-name="T238">S</text:span>tring s = 100 <text:s text:c="2"/># Fehler: Typen sind nicht gleich</text:p>
      <text:p text:style-name="Preformatted_20_Text"><text:tab/>io.println (100) # Fehler: Keine Funktion</text:p>
      <text:p text:style-name="Preformatted_20_Text"><text:tab/> <text:s text:c="16"/><text:span text:style-name="T24"># </text:span>passt zu der aufgerufenen</text:p>
      <text:p text:style-name="Preformatted_20_Text"><text:tab/> <text:s text:c="16"/># (Natürlich nur wenn „func println (int<text:span text:style-name="T238">32</text:span> n)“ </text:p>
      <text:p text:style-name="Preformatted_20_Text"><text:tab/> <text:s text:c="16"/><text:span text:style-name="T24"># </text:span>in io nicht erstellt wurde)</text:p>
      <text:p text:style-name="Standard"><text:soft-page-break/></text:p>
      <text:h text:style-name="Heading_20_3" text:outline-level="3"><text:bookmark-start text:name="__RefHeading___Toc292_4158318009"/>2.1.3. Dynamische <text:span text:style-name="T89">Objekte</text:span><text:bookmark-end text:name="__RefHeading___Toc292_4158318009"/></text:h>
      <text:p text:style-name="Standard">Jedoch sind statische <text:span text:style-name="T86">Objekte</text:span> manchmal hinderlich oder überflüssig, <text:span text:style-name="T136">so</text:span> hat Feder auch ein dynamisches <text:span text:style-name="T87">Objektsystem</text:span>. Ein großer Vorteil eines dynamischen <text:span text:style-name="T88">Objekts</text:span> ist, das<text:span text:style-name="T136">s</text:span> Typen automatisch zugewiesen oder auch einfach geändert werden können. <text:span text:style-name="T246">Nur Objekte, die mit mit ener Klasse erstellt wurden, können dynamisch sein.</text:span></text:p>
      <text:p text:style-name="Standard"/>
      <text:p text:style-name="Preformatted_20_Text"><text:tab/>s = "Hello, World!" # s ist nun ein <text:span text:style-name="T239">S</text:span>tring</text:p>
      <text:p text:style-name="P89"><text:tab/>s = <text:span text:style-name="T239">Integer32.set (</text:span>100<text:span text:style-name="T239">)</text:span> # Typ von s wird von <text:span text:style-name="T239">S</text:span>tring zu</text:p>
      <text:p text:style-name="P89"><text:span text:style-name="T239"><text:tab/> <text:s text:c="23"/># Integer32 </text:span>geändert</text:p>
      <text:p text:style-name="Standard"/>
      <text:h text:style-name="Heading_20_3" text:outline-level="3"><text:bookmark-start text:name="__RefHeading___Toc294_4158318009"/>2.1.4. „Include“ Operation<text:bookmark-end text:name="__RefHeading___Toc294_4158318009"/></text:h>
      <text:p text:style-name="Standard">Eine „include“ (übersetzt: „einschließen“) ähnliche Operation darf natürlich nicht fehlen in einer Programmiersprache. Mit dem include Operator kann man andere Dateien („Bibliotheken“) in ein Programm miteinbeziehen, dadurch wird die Fehlersuche vereinfacht und <text:span text:style-name="T137">es wird die Möglichkeit geboten, Aufgaben auf verschiedene Quelltextdateien aufzuteilen</text:span>.</text:p>
      <text:p text:style-name="Standard"/>
      <text:p text:style-name="Preformatted_20_Text"><text:tab/>include "stdc.fd" # Fügt die „Feders C Standardbibliotek“</text:p>
      <text:p text:style-name="Preformatted_20_Text"><text:tab/> <text:s text:c="17"/><text:span text:style-name="T25"># </text:span>in den Compiler ein</text:p>
      <text:p text:style-name="Standard"/>
      <text:h text:style-name="Heading_20_3" text:outline-level="3"><text:bookmark-start text:name="__RefHeading___Toc296_4158318009"/>2.1.5. Garbage Collection<text:bookmark-end text:name="__RefHeading___Toc296_4158318009"/></text:h>
      <text:p text:style-name="Standard">Da eine einfache, <text:span text:style-name="T90">einsteigerfreundliche</text:span> Programmiersprache bereitgestellt werden soll, „muss“ ein automatischer <text:span text:style-name="T92">Prozess, der nicht mehr verwendete Objekte löscht,</text:span> implementiert sein, <text:span text:style-name="T255">also eine „Garbage Collection“</text:span>. Der <text:span text:style-name="T91">momentane</text:span> Compiler benutzt eine<text:span text:style-name="T138">n</text:span> Referenzzähler, um nicht mehr benutzte Objekte zu löschen. <text:span text:style-name="T130">Dieser</text:span> muss erhöht werden, wenn <text:span text:style-name="T131">ein</text:span> Objekt einen neuen „Alias“ oder „Namen“ erhält (durch Funktionsaufruf oder dem Zuweisungsoperator „=“). Und dieser muss verringert werden, wenn ein Objekt im Kontext nicht mehr benutzt wird (z.B. bei dem Ende eines Körpers, Fu<text:span text:style-name="T102">n</text:span>ktionsaufruf ohne Zuweisung). Wenn der Referenzzähler eines Objekts Null ist, wird dieses Objekt gelöscht (Optimal wären die Stellen, wo es nicht mehr benutz<text:span text:style-name="T139">t</text:span> werde<text:span text:style-name="T139">n kann</text:span>).</text:p>
      <text:h text:style-name="Heading_20_3" text:outline-level="3"><text:bookmark-start text:name="__RefHeading___Toc298_4158318009"/>2.1.<text:span text:style-name="T197">6</text:span>. Schnittstellen<text:bookmark-end text:name="__RefHeading___Toc298_4158318009"/></text:h>
      <text:p text:style-name="Standard">Schnittstellen (eng. „Interface“) sind sehr nützlich, um Funktionen mit einem Objekt <text:span text:style-name="T140">darzustellen.</text:span> <text:span text:style-name="T141">D</text:span>ies findet zum Beispiel besonders Anwendung bei grafischen Benutzeroberflächen, damit es möglich ist, de<text:span text:style-name="T132">m</text:span> Benutzer zuzuhören <text:span text:style-name="T93">(eng. „Listener“)</text:span>, was er gerade macht.</text:p>
      <text:h text:style-name="Heading_20_3" text:outline-level="3"><text:bookmark-start text:name="__RefHeading___Toc300_4158318009"/>2.1.<text:span text:style-name="T197">7</text:span>. Funktionen höherer Ordnung<text:bookmark-end text:name="__RefHeading___Toc300_4158318009"/></text:h>
      <text:p text:style-name="P48">Ein Nebenprodukt von Schnittstellen (eng. „Interfaces“), die Objekte deklarieren können und auch von Funktionen zurückgegeben werden können, sind Funktionen höherer Ordnung <text:span text:style-name="T103">[8]</text:span>. Diese erlauben es, Funktionen als Parameter zu besitzen und/oder eine Funktion zurückzugeben.</text:p>
      <text:p text:style-name="Standard"/>
      <text:p text:style-name="Preformatted_20_Text"><text:tab/>int<text:span text:style-name="T240">32</text:span> interface integerInterface (int<text:span text:style-name="T240">32</text:span> v)</text:p>
      <text:p text:style-name="Preformatted_20_Text"><text:tab/>int<text:span text:style-name="T240">32</text:span> twice (integerInterface fn, int<text:span text:style-name="T240">32</text:span> n)</text:p>
      <text:p text:style-name="Preformatted_20_Text"><text:tab/><text:tab/>return fn(fn(n))</text:p>
      <text:p text:style-name="Preformatted_20_Text"><text:tab/>;</text:p>
      <text:p text:style-name="Preformatted_20_Text"><text:tab/></text:p>
      <text:p text:style-name="Preformatted_20_Text"><text:tab/>int<text:span text:style-name="T241">32</text:span> addThree (int<text:span text:style-name="T241">32</text:span> v)</text:p>
      <text:p text:style-name="Preformatted_20_Text"><text:tab/><text:tab/>return v.add(3)</text:p>
      <text:p text:style-name="Preformatted_20_Text"><text:tab/>;</text:p>
      <text:p text:style-name="Preformatted_20_Text"><text:tab/></text:p>
      <text:p text:style-name="Preformatted_20_Text"><text:tab/>twice (addThree, 7)</text:p>
      <text:p text:style-name="Standard"/>
      <text:h text:style-name="Heading_20_3" text:outline-level="3"><text:bookmark-start text:name="__RefHeading___Toc302_4158318009"/><text:soft-page-break/>2.1.<text:span text:style-name="T197">8</text:span>. Namensräume<text:bookmark-end text:name="__RefHeading___Toc302_4158318009"/></text:h>
      <text:p text:style-name="P51">Feder stellt auch Namensräume bereit, <text:span text:style-name="T142">wodurch</text:span> Namenskonflikte einfacher <text:span text:style-name="T142">vermieden</text:span> und Funktionen von Bibliotheken oder sonstiges besser unterteil<text:span text:style-name="T142">t werden können</text:span>.</text:p>
      <text:p text:style-name="Standard"/>
      <text:p text:style-name="P45">Es gibt auch zwei spezielle Name<text:span text:style-name="T94">n</text:span>sräume: „h_intern<text:span text:style-name="T94">[[:alpha:]_[:digit:]]</text:span>*“ und „c_intern<text:span text:style-name="T94">[[:alpha:]_[:digit:]]</text:span>*“ (reguläre Ausdr<text:span text:style-name="T143">ücke</text:span>). Namensräume, die mit h_intern starten, legen ihren <text:span text:style-name="T144">generierten</text:span> Code in <text:span text:style-name="T97">einer</text:span> <text:span text:style-name="T96">C Headerdatei</text:span> ab und Namensräume die mit c_intern starten, lassen ihren Code in eine <text:span text:style-name="T95">C Quelltextdatei</text:span> einfügen.</text:p>
      <text:h text:style-name="Heading_20_3" text:outline-level="3"><text:bookmark-start text:name="__RefHeading___Toc304_4158318009"/>2.1.<text:span text:style-name="T197">9</text:span>. Mehrzeilige Zeichenketten<text:bookmark-end text:name="__RefHeading___Toc304_4158318009"/></text:h>
      <text:p text:style-name="P3">Mehrzeilige Zeichenketten (auch bekannt als „Strings“) sind besonders hilfreich, um längere Zeichenketten zu bilden, ohne <text:span text:style-name="T98">jedesmal</text:span> eine andere anhängen zu müssen. So ist die Lösung <text:span text:style-name="T145">der</text:span> <text:span text:style-name="T146">Aufgabe</text:span> auf <text:a xlink:type="simple" xlink:href="https://projecteuler.net/problem=13" text:style-name="Internet_20_link" text:visited-style-name="Visited_20_Internet_20_Link">https://projecteuler.net/problem=13</text:a> <text:span text:style-name="T133">(zuletzt abgerufen am</text:span> 05.<text:span text:style-name="T190">01.2018)</text:span> in C relativ schwer, weil man jede Zeile extra <text:span text:style-name="T99">bearbeiten</text:span> muss, um die vielen Zahlen einfügen zu können (natürlich könnte man z.B. awk <text:span text:style-name="T100">[8]</text:span> benutzen um den Prozess zu beschleunigen), jedoch ist die Lösung in z.B. Python sehr einfach (hat auch andere Gründe, dies sei hier aber mal ignoriert).</text:p>
      <text:p text:style-name="Standard"/>
      <text:p text:style-name="Preformatted_20_Text"><text:tab/>mehrzeilige_zeichenkette = "Ich bin</text:p>
      <text:p text:style-name="Preformatted_20_Text"><text:tab/>eine sehr, sehr,</text:p>
      <text:p text:style-name="Preformatted_20_Text"><text:tab/>sehr, sehr,</text:p>
      <text:p text:style-name="Preformatted_20_Text"><text:tab/>sehr, sehr,</text:p>
      <text:p text:style-name="Preformatted_20_Text"><text:tab/>sehr, sehr,</text:p>
      <text:p text:style-name="Preformatted_20_Text"><text:tab/>sehr, sehr</text:p>
      <text:p text:style-name="P87"><text:tab/>lange Zeichenkette"</text:p>
      <text:p text:style-name="Standard"/>
      <text:h text:style-name="P95" text:outline-level="3"><text:bookmark-start text:name="__RefHeading___Toc306_4158318009"/>2.1.<text:span text:style-name="T197">10</text:span>. Vererbung<text:bookmark-end text:name="__RefHeading___Toc306_4158318009"/></text:h>
      <text:p text:style-name="Standard">Feder stellt auch ein Vererbungsprinzip (nur einfache Vererbung möglich!) bereit, damit man einige objektorientierte Prinzipien verwirklichen kann. In Feder wird eine Vererbung folgendermaßen gekennzeichnet:</text:p>
      <text:p text:style-name="Standard"/>
      <text:p text:style-name="Preformatted_20_Text"><text:tab/>class object</text:p>
      <text:p text:style-name="Preformatted_20_Text"><text:tab/>;</text:p>
      <text:p text:style-name="Preformatted_20_Text"><text:tab/>class AnotherClass object<text:tab/># AnotherClass erbt von object</text:p>
      <text:p text:style-name="Preformatted_20_Text"><text:tab/>;</text:p>
      <text:p text:style-name="Preformatted_20_Text"/>
      <text:h text:style-name="Heading_20_3" text:outline-level="3"><text:bookmark-start text:name="__RefHeading___Toc851_4150363507"/>2.1.1<text:span text:style-name="T197">1</text:span>. Kommentare<text:bookmark-end text:name="__RefHeading___Toc851_4150363507"/></text:h>
      <text:p text:style-name="P24">Kommentare dürfen in einer Programmiersprache <text:span text:style-name="T147">nicht </text:span>fehlen, da mit diesen anderen <text:span text:style-name="T148">bzw. sich selbst</text:span> <text:span text:style-name="T148">mitgeteilt werden</text:span> kann, was der Quelltext eigentlich <text:span text:style-name="T149">machen soll</text:span>. <text:span text:style-name="T46">Ein Kommentar, der bis Zeilenende gilt, fängt mit einem „#“ an. Ein mehrzeiliger Kommentar muss mit „##“, also zwei „#“, angefangen werden und auch wieder mit zwei „#“ abgeschlossen werden. Ein kurzes Beispiel:</text:span></text:p>
      <text:p text:style-name="P24"/>
      <text:p text:style-name="P27"><text:tab/># Ich bin ein Kommentar bis zum Zeilenende</text:p>
      <text:p text:style-name="P27"><text:tab/>Code # <text:span text:style-name="T48">Dasselbe wie vorhin nur mit Code davor</text:span></text:p>
      <text:p text:style-name="P27"><text:tab/>## Ich</text:p>
      <text:p text:style-name="P27"><text:tab/>bin ein</text:p>
      <text:p text:style-name="P29"><text:tab/>mehrzeiliger</text:p>
      <text:p text:style-name="P28"><text:tab/>Kommentar ##</text:p>
      <text:p text:style-name="P24"/>
      <text:h text:style-name="P96" text:outline-level="3"><text:bookmark-start text:name="__RefHeading___Toc855_2404403912"/>2.1.1<text:span text:style-name="T197">2</text:span>. „Global“ Schlüsselwort<text:bookmark-end text:name="__RefHeading___Toc855_2404403912"/></text:h>
      <text:p text:style-name="P26">Das „global“ Schlüsselwort ermöglicht es, globale Objekte deklarieren zu können. Dies ist in Feder <text:span text:style-name="T150">bei </text:span>eine<text:span text:style-name="T150">r</text:span> normale<text:span text:style-name="T150">n</text:span> Deklaration nicht möglich <text:span text:style-name="T45">(in einem Namensraum)</text:span>, da man normalerweise <text:span text:style-name="T152">in </text:span><text:soft-page-break/><text:span text:style-name="T152">die</text:span> Hauptmethode <text:span text:style-name="T151">des Programms schreibt</text:span> (bzw. zu einer Funktion, die die Bibliothek lädt). <text:span text:style-name="T31">Dies würde einen dazu zwingen, keine globalen Objekte zu benutzen. Jedoch wäre das bei z.B. Konstanten sehr hinderlich.</text:span></text:p>
      <text:p text:style-name="P42">Wenn man z.B. die Konstante „Array_reserve_length“ deklarieren und definieren wollte, müsste man folgendes schreiben:</text:p>
      <text:p text:style-name="P25"/>
      <text:p text:style-name="Preformatted_20_Text"><text:tab/><text:span text:style-name="T33">global </text:span><text:span text:style-name="T42">int32 </text:span><text:span text:style-name="T33">Array_reserve_length = 100</text:span></text:p>
      <text:p text:style-name="P25"/>
      <text:h text:style-name="Heading_20_3" text:outline-level="3"><text:bookmark-start text:name="__RefHeading___Toc1162_2404403912"/>2.1.1<text:span text:style-name="T197">3</text:span>. <text:span text:style-name="T59">P</text:span>räprozessor<text:bookmark-end text:name="__RefHeading___Toc1162_2404403912"/></text:h>
      <text:p text:style-name="P38">Feder besitzt auch einen „Präprozessor“. <text:span text:style-name="T153">D</text:span>ieser wird aufgerufen, wenn eine Zeile mit „::“ <text:s/>startet. <text:span text:style-name="T60">Es ist eigentlich kein Präprozessor nach [6], da nicht die „Eingabedaten vorbereitet [werden] und zur weiteren Bearbeitung an ein anderes Programm [weitergegeben]“ [6] werden, sondern gleich während der Kompilierung verwendet werden, zumindest im „jfederc“ - Compiler. Dies wurde dennoch Präprozessor genannt, da erstens auch eine Präprozessor-Implementierung nahe liegt und zweitens die Verwendungsart ähnlich ist zu „C“s Präprozessor. Der Präprozessor von Feder ist jedoch nicht so vielseitig wie „C“s.</text:span></text:p>
      <text:p text:style-name="P37"/>
      <text:p text:style-name="P39">Mit dem Präprozessor in Feder kann man Code von der Kompilierung ausschließen: <text:span text:style-name="T61">Man kann mit dem Schlüsselwort „def“ ein Makro ohne Parameter erstellen. Dies ist wiederum hilfreich für das das Schlüsselword „if“ oder „elif“, diese starten einen Körper und diese werden in die Kompilierung eingeschlossen, wenn das nachstehende Makro existiert. Abgeschlossen werden kann ein Körper, der von „if“, „elif“ oder „else“ gestartet wurde, mit „fi“. Die Körper, die durch „if“ oder „elif“ gestartet wurden, können mit „elif“ oder „else“ auch beendet werden. Wenn an „if“ oder „elif“ ein „n“ angehängt wird, wird der Körper in die Kompilierung eingeschlossen, wenn das Makro nicht existiert.</text:span></text:p>
      <text:p text:style-name="P39"/>
      <text:p text:style-name="P41">Ein kleines Beispiel:</text:p>
      <text:p text:style-name="P41"/>
      <text:p text:style-name="Preformatted_20_Text"><text:tab/>::<text:span text:style-name="T63">def BEISPIEL_MACRO</text:span></text:p>
      <text:p text:style-name="Preformatted_20_Text"><text:tab/>::<text:span text:style-name="T63">if BEISPIEL_MACRO</text:span></text:p>
      <text:p text:style-name="Preformatted_20_Text"><text:tab/><text:tab/><text:span text:style-name="T63"># Code der ausgeführt wird</text:span></text:p>
      <text:p text:style-name="Preformatted_20_Text"><text:tab/>::<text:span text:style-name="T63">else</text:span></text:p>
      <text:p text:style-name="Preformatted_20_Text"><text:tab/><text:tab/><text:span text:style-name="T63"># Code der nicht ausgeführt wird</text:span></text:p>
      <text:p text:style-name="Preformatted_20_Text"><text:tab/>::<text:span text:style-name="T63">fi</text:span></text:p>
      <text:p text:style-name="Preformatted_20_Text"/>
      <text:p text:style-name="Preformatted_20_Text"><text:tab/>::<text:span text:style-name="T64">ifn BEISPIEL_MACRO_DAS_NICHT_EXISTIERT</text:span></text:p>
      <text:p text:style-name="Preformatted_20_Text"><text:tab/><text:tab/><text:span text:style-name="T64"># Code der ausgeführt wird</text:span></text:p>
      <text:p text:style-name="Preformatted_20_Text"><text:tab/>::</text:p>
      <text:p text:style-name="P41"/>
      <text:h text:style-name="Heading_20_3" text:outline-level="3"><text:bookmark-start text:name="__RefHeading___Toc1655_3622578578"/>2.1.14. Regeln<text:bookmark-end text:name="__RefHeading___Toc1655_3622578578"/></text:h>
      <text:p text:style-name="P66">Ein weiteres Prinzip, das in Feder Verwendung findet, <text:span text:style-name="T237">wird</text:span> „Regeln“ <text:span text:style-name="T237">(eigens ausgedachte Bezeichnung) </text:span>genannt. Mit Regeln kann man in Feder bestimmte Operatoren nutzen, um z.B. arithmetische Operationen durchzuführen. Regeln sind Teil des <text:span text:style-name="T218">Präprozessors.</text:span> <text:span text:style-name="T218">Es gibt zwei verschiedene Arten von Regeln: die einen rufen Funktionen auf, die anderen eine bestimmte Zeichenabfolge, bei der Teile der Abfolge durch jeweils die linke und rechte Seite des Operators ersetzt werden.</text:span></text:p>
      <text:p text:style-name="P66"/>
      <text:p text:style-name="P67">Der „+“ - Operator für den primitiven Datentypen „int32“</text:p>
      <text:p text:style-name="P67"/>
      <text:p text:style-name="Preformatted_20_Text"><text:tab/>::rule pattern + <text:span text:style-name="T36">"</text:span><text:span text:style-name="T35">{0} + {1}</text:span><text:span text:style-name="T36">" </text:span><text:span text:style-name="T35">int32 int32 int32</text:span></text:p>
      <text:p text:style-name="P30"/>
      <text:p text:style-name="P67">Hierbei zeigt „pattern“ das<text:span text:style-name="T247">s</text:span> wir eine Zeichenabfolge haben. Das „+“, zeigt, welcher Operator das Ziel ist und „{0} + {1}“ ist die Zeichenabfolge. Bei dieser wird die linke Seite „{0}“ ersetzen und „{1}“ <text:soft-page-break/><text:span text:style-name="T219">wird</text:span> <text:span text:style-name="T253">mit </text:span>d<text:span text:style-name="T253">er</text:span> rechte<text:span text:style-name="T254">n</text:span> Seite <text:span text:style-name="T219">getauscht</text:span>. <text:span text:style-name="T220">Das erste „int32“ ist der Rückgabetyp und das zweite der erwartete Typ der linken Seite und das letzte „int32“ ist der erwartete Typ auf der rechten Seite.</text:span></text:p>
      <text:p text:style-name="P67"/>
      <text:p text:style-name="P81">Mit dem „rule“ - Operator kann man zudem bestimmen, wie mit Zeichenketten, ganzen Zahlen oder </text:p>
      <text:p text:style-name="P81">Zahlen <text:span text:style-name="T258">mit Kommastellen</text:span> umgegangen werden soll.</text:p>
      <text:h text:style-name="Heading_20_3" text:outline-level="3"><text:bookmark-start text:name="__RefHeading___Toc1770_178070474"/>2.1.15. Arrays<text:bookmark-end text:name="__RefHeading___Toc1770_178070474"/></text:h>
      <text:p text:style-name="P72">Um bessere <text:span text:style-name="T236">Ressourceneffizientz (wenn ein mit Feder geschriebenes Programm ausgeführt wird)</text:span> zu bieten, stellt Feder Felder (<text:span text:style-name="T229">eng. </text:span>„<text:span text:style-name="T229">a</text:span>rray“) bereit. Diese sind vor allem sinnvoll, wenn man eine Ansammlung primitiver Datentypen benötigt. <text:span text:style-name="T225">Im Folgenden wird ein Feld mit dem Typen „int32“ erstellt. Die Länge des Feldes soll 200 betragen (Größe des benötigten Speichers in byte (Octett): </text:span><text:span text:style-name="T41">200 * sizeof (int32_t)</text:span><text:span text:style-name="T225">, also 200 * 4 = 800 [byte]).</text:span></text:p>
      <text:p text:style-name="P72"/>
      <text:p text:style-name="Preformatted_20_Text"><text:tab/><text:span text:style-name="T226">ar = int32[200]</text:span></text:p>
      <text:p text:style-name="P72"/>
      <text:p text:style-name="P73">Um ein Objekt an der Position x des Feldes zu bekommen, würde man Folgendes schreiben:</text:p>
      <text:p text:style-name="P73"/>
      <text:p text:style-name="Preformatted_20_Text"><text:tab/>ar[x]</text:p>
      <text:p text:style-name="Preformatted_20_Text"/>
      <text:p text:style-name="P74">Die Länge eines Feldes kann durch den reservierten Funktionsnamen „len“ bekommen werden:</text:p>
      <text:p text:style-name="P74"><text:tab/></text:p>
      <text:p text:style-name="Preformatted_20_Text"><text:tab/>laenge = len (ar)</text:p>
      <text:p text:style-name="P74"/>
      <text:p text:style-name="P74">Wenn man ein Objekt hinten an das Feld anfügen möchte, muss man den reservierten Funktionsnamen „append“ benutzen:</text:p>
      <text:p text:style-name="P74"/>
      <text:p text:style-name="Preformatted_20_Text"><text:tab/>append (ar, 20)</text:p>
      <text:p text:style-name="Preformatted_20_Text"/>
      <text:p text:style-name="P75">Man kann auch mehrere Objekte auf einmal anfügen:</text:p>
      <text:p text:style-name="P75"><text:tab/></text:p>
      <text:p text:style-name="Preformatted_20_Text"><text:tab/>append (ar, 20, 21, 102)</text:p>
      <text:p text:style-name="P75"/>
      <text:p text:style-name="P76">Die Funktion „append“ gibt zudem das Feld zurück, <text:span text:style-name="T252">dies ist dasselbe wie das 1. Argument (hier: „ar“)</text:span>.</text:p>
      <text:h text:style-name="Heading_20_2" text:outline-level="2"><text:bookmark-start text:name="__RefHeading___Toc551_4150363507"/>2.2. <text:span text:style-name="T9">Typen erstellen und aufrufen</text:span><text:bookmark-end text:name="__RefHeading___Toc551_4150363507"/></text:h>
      <text:p text:style-name="P5">Im <text:span text:style-name="T191">F</text:span>olgenden wird aufgezeigt, wie man Typen in Feder deklariert und definiert. <text:span text:style-name="T5">Wenn eine Deklaration einen „Körper“ startet, muss dieser wieder mit „;“ abgeschlossen werden (Zwischen dem Start des „Körpers“ und „;“ wird definiert). Auch muss ein Name, also etwa eine Klasse, Funktion, Schnittstelle, ein Objekt oder Namensraum, dem regulären Ausdruck</text:span></text:p>
      <text:p text:style-name="P55">„[[:alpha:]_][[:alpha:]_[:digit:]]*“ entsprechen.</text:p>
      <text:h text:style-name="Heading_20_3" text:outline-level="3"><text:bookmark-start text:name="__RefHeading___Toc553_4150363507"/>2.2.1. Name<text:span text:style-name="T44">n</text:span>sräume<text:bookmark-end text:name="__RefHeading___Toc553_4150363507"/></text:h>
      <text:p text:style-name="P8">Name<text:span text:style-name="T47">n</text:span>sräume werden in Feder mit dem Schlüsselword „namespace“ (eng. „Namensraum“) deklariert, <text:span text:style-name="T16">diese starten auch einen Körper</text:span>. Nach dem Schlüsselwort muss der Name des Namensraumes stehen: ‚namespace‘ [<text:span text:style-name="T6">N</text:span>ame]. <text:span text:style-name="T154">Der Quelltext würde, wenn man den Namensraum „std“ erstellen will, folgendermaßen aussehen:</text:span></text:p>
      <text:p text:style-name="P8"/>
      <text:p text:style-name="Preformatted_20_Text"><text:tab/><text:span text:style-name="T7">namespace std</text:span></text:p>
      <text:p text:style-name="Preformatted_20_Text"><text:tab/><text:tab/><text:span text:style-name="T11">class Klasse</text:span></text:p>
      <text:p text:style-name="Preformatted_20_Text"><text:tab/><text:tab/>;</text:p>
      <text:p text:style-name="Preformatted_20_Text"><text:tab/>;</text:p>
      <text:p text:style-name="P8"/>
      <text:p text:style-name="P16">Um die Klasse „Klasse“ i<text:span text:style-name="T155">m</text:span> Namensraum „std“ aufzurufen, würde man folgendes schreiben:</text:p>
      <text:p text:style-name="P16"><text:soft-page-break/><text:tab/></text:p>
      <text:p text:style-name="Preformatted_20_Text"><text:tab/>std.Klasse</text:p>
      <text:p text:style-name="P16"/>
      <text:p text:style-name="P16">Also <text:span text:style-name="T12">kann man Objekte, Klassen, Namensräume, Funktionen oder Schnittstellen in einer Klasse, Objekt oder Namensraum, mit einem</text:span> „ . “ (Punkt) aufrufen.</text:p>
      <text:h text:style-name="Heading_20_3" text:outline-level="3"><text:bookmark-start text:name="__RefHeading___Toc555_4150363507"/>2.2.2. Funktionen<text:bookmark-end text:name="__RefHeading___Toc555_4150363507"/></text:h>
      <text:p text:style-name="P9">Funktionen werden mit dem Schlüsselwort „func“ (kurz für „function“, English für „Funktion“) deklariert <text:span text:style-name="T58">und starten danach einen Körper</text:span>. Eine einfach<text:span text:style-name="T192">e</text:span> Deklaration einer Funktion würde wie folgt aussehen: ‚func‘ [Name].</text:p>
      <text:p text:style-name="P10">Jedoch können Funktionen in Feder auch einen Rückgabetypen besitzen, dieser wird vor dem Schlüsselwort genannt: [<text:span text:style-name="T107">Rückgabetyp</text:span>] ‚func‘ [Name]. Der Rückgabetyp kann hierbei eine Klasse oder eine Schnittstelle sein. <text:span text:style-name="T8">Funktionen können aber auch Argumente besitzen, diese würde man am Schluss der Deklaration anhängen: ([Rückgabetyp]) ‚func‘ [Name] (‚(‘[Argumente]‚)‘). Zu beachten ist, dass die Argumente einer Funktion nur statische Typen sein können.</text:span></text:p>
      <text:p text:style-name="P10"/>
      <text:p text:style-name="P11">So würde man in Feder eine Funktion mit dem Name<text:span text:style-name="T193">n</text:span> „sync“, die keinen Rückgabetypen und keine Argumente besitzt, wie folgt erstellen:</text:p>
      <text:p text:style-name="P11"/>
      <text:p text:style-name="Preformatted_20_Text"><text:tab/><text:span text:style-name="T32">func sync</text:span></text:p>
      <text:p text:style-name="Preformatted_20_Text"><text:tab/>;</text:p>
      <text:p text:style-name="P11"/>
      <text:p text:style-name="P11">Die Funktion „addto“, die keinen Rückgabetypen besitzt, jedoch ein Argument mit dem Name ‚n‘ und dem Typen ‚int‘, würde man folgendermaßen erstellen:</text:p>
      <text:p text:style-name="P11"><text:tab/></text:p>
      <text:p text:style-name="Preformatted_20_Text"><text:tab/>func addto (int<text:span text:style-name="T242">32</text:span> n)</text:p>
      <text:p text:style-name="Preformatted_20_Text"><text:tab/>;</text:p>
      <text:p text:style-name="P11"/>
      <text:p text:style-name="P11">Zuletzt kommt noch eine Funktion mit dem Name<text:span text:style-name="T156">n</text:span> „add“. Diese hat den Rückgabetypen ‚int‘ und zwei Argument<text:span text:style-name="T157">e</text:span> mit jeweils dem Name<text:span text:style-name="T158">n</text:span> ‚n0‘ und ‚n1‘. Beide Argument sind von Typen ‚int‘.</text:p>
      <text:p text:style-name="P11"/>
      <text:p text:style-name="Preformatted_20_Text"><text:tab/>int add (int<text:span text:style-name="T242">32</text:span> n0, int<text:span text:style-name="T242">32</text:span> n1)</text:p>
      <text:p text:style-name="Preformatted_20_Text"><text:tab/>;</text:p>
      <text:p text:style-name="P11"/>
      <text:p text:style-name="P12">Um die obige Funktion aufzurufen, müsste man <text:span text:style-name="T159">Folgendes</text:span> <text:span text:style-name="T159">schreiben</text:span>:</text:p>
      <text:p text:style-name="P12"><text:tab/></text:p>
      <text:p text:style-name="Preformatted_20_Text"><text:tab/><text:span text:style-name="T32">result = add (1, 2) # Die Nummern 1 und 2 sind vom Typen ‚int</text:span><text:span text:style-name="T43">32</text:span><text:span text:style-name="T32">‘</text:span></text:p>
      <text:p text:style-name="P85"><text:tab/># Oder:</text:p>
      <text:p text:style-name="P85"><text:tab/>add (1, 2) # Man muss nicht „result = “ schreiben,</text:p>
      <text:p text:style-name="P85"><text:tab/> <text:s text:c="10"/><text:span text:style-name="T23"># </text:span>damit die Funktion aufgerufen wird.</text:p>
      <text:p text:style-name="P12"/>
      <text:p text:style-name="P15">Oben sieht man, da<text:span text:style-name="T160">s</text:span>s mehrere Argumente mit „ , “ getrennt werden.</text:p>
      <text:p text:style-name="P12">Um die Funktion „sync“, die oben erstellt wurde, aufzurufen, würde man <text:span text:style-name="T161">F</text:span>olgendes machen:</text:p>
      <text:p text:style-name="P12"><text:tab/></text:p>
      <text:p text:style-name="Preformatted_20_Text"><text:tab/>sync ()</text:p>
      <text:p text:style-name="P12"/>
      <text:p text:style-name="P13">So sieht man, da<text:span text:style-name="T164">s</text:span>s [name] ‚(‘ [argumente] ‚)‘, <text:span text:style-name="T10">eine Funktion aufruft.</text:span></text:p>
      <text:p text:style-name="P14">Funktionen können in derselben Datei, wo sie deklariert wurde<text:span text:style-name="T162">n</text:span>, auch erweitert werden:</text:p>
      <text:p text:style-name="P14"><text:tab/></text:p>
      <text:p text:style-name="Preformatted_20_Text"><text:tab/>func sync</text:p>
      <text:p text:style-name="Preformatted_20_Text"><text:tab/><text:tab/># Code …</text:p>
      <text:p text:style-name="Preformatted_20_Text"><text:tab/>;</text:p>
      <text:p text:style-name="Preformatted_20_Text"/>
      <text:p text:style-name="Preformatted_20_Text"><text:tab/>func sync</text:p>
      <text:p text:style-name="Preformatted_20_Text"><text:tab/><text:tab/># Code ..</text:p>
      <text:p text:style-name="Preformatted_20_Text"><text:soft-page-break/><text:tab/>;</text:p>
      <text:p text:style-name="P14"/>
      <text:h text:style-name="Heading_20_3" text:outline-level="3"><text:bookmark-start text:name="__RefHeading___Toc639_4150363507"/>2.2.3. Schnittstellen<text:bookmark-end text:name="__RefHeading___Toc639_4150363507"/></text:h>
      <text:p text:style-name="P17">Schnittstellen werden in Feder fast genauso wie Funktionen deklariert, nur dass das Schlüsselword „func“ durch „interface“ ersetzt wird. <text:span text:style-name="T163">A</text:span>uch startet eine Schnittstellendeklaration keine Definition, also keinen neuen Körper, somit braucht man auch diesen nicht zu beenden.</text:p>
      <text:p text:style-name="P18">Die Definition sieht also <text:span text:style-name="T15">wie folgt aus: ([Rückgabetyp]) ‚interface‘ ( ‚(‘ [Argumente] ‚)‘ )</text:span></text:p>
      <text:p text:style-name="P17"/>
      <text:p text:style-name="P17">Die Schnittstelle „int_equals“ mit den Argumenten „object obj0“, „object obj1“ und dem Rückgabetyp „bool“ sieht folgendermaßen aus:</text:p>
      <text:p text:style-name="P11"/>
      <text:p text:style-name="Preformatted_20_Text"><text:tab/><text:span text:style-name="T13">bool interface int_equals (object obj0, object obj1)</text:span></text:p>
      <text:p text:style-name="Preformatted_20_Text"><text:tab/><text:span text:style-name="T14"># Kein ;, weil kein neuer Körper gestartet wurde</text:span></text:p>
      <text:p text:style-name="P11"/>
      <text:h text:style-name="Heading_20_3" text:outline-level="3"><text:bookmark-start text:name="__RefHeading___Toc557_4150363507"/>2.2.<text:span text:style-name="T4">4</text:span>. Klassen<text:bookmark-end text:name="__RefHeading___Toc557_4150363507"/></text:h>
      <text:p text:style-name="P4">Klassen werden mit dem Schlüsselword „class“ (übersetzt „Klasse“) deklariert, danach kommt der Name der Klasse: ‚class‘ [<text:span text:style-name="T2">N</text:span>ame].</text:p>
      <text:p text:style-name="P4">Klassen können jedoch auch von anderen Klassen erben, dies ist in Feder möglich, indem man einen bereits bekannten Klassennamen hinten anhängt: ‚class‘ [<text:span text:style-name="T2">N</text:span>ame] ([Klasse von der diese erbt]).</text:p>
      <text:p text:style-name="P6">Wenn man also eine Klasse mit dem Namen „Person“ erstellen will, würde man <text:span text:style-name="T165">F</text:span>olgendes tun:</text:p>
      <text:p text:style-name="Standard"><text:tab/></text:p>
      <text:p text:style-name="Preformatted_20_Text"><text:tab/>class Person</text:p>
      <text:p text:style-name="Preformatted_20_Text"><text:tab/>;</text:p>
      <text:p text:style-name="Standard"/>
      <text:p text:style-name="P6">Die „;“ schließen die Definition der Klasse ab. Jedoch besitzt Feder auch die <text:span text:style-name="T108">Möglichkeit,</text:span> das<text:span text:style-name="T109">s</text:span> man die Klasse auch weiter definieren kann:</text:p>
      <text:p text:style-name="P6"/>
      <text:p text:style-name="Preformatted_20_Text"><text:tab/>class Person</text:p>
      <text:p text:style-name="Preformatted_20_Text"><text:tab/><text:tab/>func method0</text:p>
      <text:p text:style-name="Preformatted_20_Text"><text:tab/><text:tab/>;</text:p>
      <text:p text:style-name="Preformatted_20_Text"><text:tab/>;</text:p>
      <text:p text:style-name="Preformatted_20_Text"><text:tab/></text:p>
      <text:p text:style-name="Preformatted_20_Text"><text:tab/># Nochmals etwas hinzufügen</text:p>
      <text:p text:style-name="Preformatted_20_Text"><text:tab/>class Person</text:p>
      <text:p text:style-name="Preformatted_20_Text"><text:tab/><text:tab/>func method1</text:p>
      <text:p text:style-name="Preformatted_20_Text"><text:tab/><text:tab/>;</text:p>
      <text:p text:style-name="Preformatted_20_Text"><text:tab/>;</text:p>
      <text:p text:style-name="P6"/>
      <text:p text:style-name="P7">Man kann überall, also in jede<text:span text:style-name="T166">r </text:span>Quelltext<text:span text:style-name="T166">datei</text:span>, Funktionen zu <text:span text:style-name="T167">einer</text:span> Klasse hinzufügen, jedoch ist es nur in der Datei möglich, wo die Klasse zuerst deklariert wurd<text:span text:style-name="T194">e</text:span>, weitere Objekte der Klasse anzufügen. Dies funktioniert folgendermaßen (eigentlich genauso wie oben):</text:p>
      <text:p text:style-name="P6"><text:tab/></text:p>
      <text:p text:style-name="Preformatted_20_Text"><text:tab/>class Person</text:p>
      <text:p text:style-name="Preformatted_20_Text"><text:tab/><text:tab/><text:span text:style-name="T243">S</text:span>tring name</text:p>
      <text:p text:style-name="Preformatted_20_Text"><text:tab/>;</text:p>
      <text:p text:style-name="Preformatted_20_Text"><text:tab/></text:p>
      <text:p text:style-name="Preformatted_20_Text"><text:tab/><text:span text:style-name="T3"># Nur möglich in der Datei,</text:span></text:p>
      <text:p text:style-name="Preformatted_20_Text"><text:tab/># wo die Klasse Person deklariert wurde !</text:p>
      <text:p text:style-name="Preformatted_20_Text"><text:tab/>class Person</text:p>
      <text:p text:style-name="Preformatted_20_Text"><text:tab/><text:tab/>int<text:span text:style-name="T207">32</text:span> age # Objekt <text:span text:style-name="T3">age wurde der Klasse</text:span></text:p>
      <text:p text:style-name="Preformatted_20_Text"><text:tab/><text:tab/> <text:s text:c="9"/># „Person“ angefügt</text:p>
      <text:p text:style-name="Preformatted_20_Text"><text:tab/>;</text:p>
      <text:p text:style-name="P22"><text:soft-page-break/></text:p>
      <text:h text:style-name="Heading_20_3" text:outline-level="3"><text:bookmark-start text:name="__RefHeading___Toc641_4150363507"/>2.2.5. Objekte<text:bookmark-end text:name="__RefHeading___Toc641_4150363507"/></text:h>
      <text:p text:style-name="P19">In Feder gibt es <text:span text:style-name="T206">drei</text:span> grundlegend verschiedene Arten von Objekten: <text:span text:style-name="T206">Objekte die mithilfe einer Klasse initialisiert wurden, Objekte die mit einer Funktion zugewiesen wurden und eine Schnittstelle als Datentyp haben oder Objekte die einen primitiven Datentypen vertreten.</text:span></text:p>
      <text:p text:style-name="P19"/>
      <text:p text:style-name="P20">Zuerst werden die Objekte beschrieben, die als <text:span text:style-name="T18">Wert</text:span> eine Funktion haben können. <text:span text:style-name="T17">Solche Objekte können nur statisch sein, können sich also nicht automatisch dem Typen nach „=“ anpassen oder den Typen ändern. Der Typ von diesen Objekten wird durch ein Interface festgelegt: [Schnittstelle] [Name]. Einem solchen Objekt können auch nur Funktionen zugewiesen werden, die genau zu der Schnittstelle passen, d.h. Argumente und Rückgabetyp müssen gleich sein. Im Folgenden wird die Funktion „sync_frame (int n)“ erstellt und eine passende Schnittstelle „sync (int n)“. Danach wird ein Objekt „sync_fn“ erstellt, das als Typ „sync“ haben soll und <text:s/>als Wert „sync_frame“.</text:span></text:p>
      <text:p text:style-name="P19"/>
      <text:p text:style-name="Preformatted_20_Text"><text:tab/><text:span text:style-name="T19"># Funktion sync_frame (int32 n)</text:span></text:p>
      <text:p text:style-name="Preformatted_20_Text"><text:tab/><text:span text:style-name="T19">func sync_frame (int32 n)</text:span></text:p>
      <text:p text:style-name="Preformatted_20_Text"><text:tab/>;</text:p>
      <text:p text:style-name="Preformatted_20_Text"/>
      <text:p text:style-name="Preformatted_20_Text"><text:tab/><text:span text:style-name="T19"># Interface sync (int32 n)</text:span></text:p>
      <text:p text:style-name="Preformatted_20_Text"><text:tab/><text:span text:style-name="T19">interface sync (int32 n)</text:span></text:p>
      <text:p text:style-name="Preformatted_20_Text"/>
      <text:p text:style-name="Preformatted_20_Text"><text:tab/><text:span text:style-name="T19"># Objekt „sync_fn“</text:span></text:p>
      <text:p text:style-name="Preformatted_20_Text"><text:tab/><text:span text:style-name="T19">sync sync_fn = sync_frame</text:span></text:p>
      <text:p text:style-name="Preformatted_20_Text"><text:tab/><text:span text:style-name="T168"># Objekt „sync_fn“ aufrufen als Funktion</text:span></text:p>
      <text:p text:style-name="Preformatted_20_Text"><text:tab/><text:span text:style-name="T168">sync_fn (100)</text:span></text:p>
      <text:p text:style-name="P19"/>
      <text:p text:style-name="P21">D<text:span text:style-name="T169">ie </text:span>andere Art von Objekt, also die, die Daten speichern kann, kann statisch oder dynamisch sein. <text:s/><text:span text:style-name="T20">Ein Objekt wird erstellt, wenn es zum ersten Mal mit einem Typen deklariert oder zum ersten Mal einem Typen zugewiesen wird.</text:span></text:p>
      <text:p text:style-name="P21"/>
      <text:p text:style-name="Preformatted_20_Text"><text:tab/><text:span text:style-name="T34"># Erstes Beispiel: Objekt wird mit Typen erstellt</text:span></text:p>
      <text:p text:style-name="P85"><text:tab/># =&gt; statisches Objekt</text:p>
      <text:p text:style-name="P85"><text:tab/><text:span text:style-name="T244">String s0</text:span></text:p>
      <text:p text:style-name="P85"><text:tab/><text:span text:style-name="T20"># Oder:</text:span></text:p>
      <text:p text:style-name="P86"><text:tab/><text:span text:style-name="T244">String s1 = </text:span><text:span text:style-name="T40">""</text:span><text:span text:style-name="T244"> # Der Typ wird überprüft andere</text:span></text:p>
      <text:p text:style-name="P85"><text:tab/> <text:s text:c="17"/># Werte vom Typen ‚int<text:span text:style-name="T248">32</text:span>‘ zuzuweisen</text:p>
      <text:p text:style-name="P85"><text:tab/> <text:s text:c="17"/><text:span text:style-name="T22"># ist nicht zulässig</text:span></text:p>
      <text:p text:style-name="P85"/>
      <text:p text:style-name="P85"><text:tab/><text:span text:style-name="T20"># Zweites Beispiel: Objekt wird durch Zuweisung erstellt</text:span></text:p>
      <text:p text:style-name="P85"><text:tab/><text:span text:style-name="T202"># Dies funktioniert nur bei Objekten, die mit einer Klasse erstellt <text:tab/># wurden</text:span></text:p>
      <text:p text:style-name="P85"><text:tab/># =&gt; dynamisches Objekt</text:p>
      <text:p text:style-name="P85"><text:tab/><text:span text:style-name="T20">number1 = Integer32.set(0)</text:span></text:p>
      <text:p text:style-name="P85"><text:tab/><text:span text:style-name="T21"># Typen des Objekts ändern</text:span></text:p>
      <text:p text:style-name="P85"><text:tab/><text:span text:style-name="T21">number1 = "Ich bin eine Nummer"</text:span></text:p>
      <text:p text:style-name="P85"/>
      <text:p text:style-name="P71">Wenn man ein Objekt, das durch einen Datentypen beschrieben wird, zum ersten mal nennt, kann man darauf verzichten, den Typen vor der Nennung zu schreiben (also „n = 0“ statt „int32 n = 0“), wenn man ein Zuweisungszeichen verwendet, <text:span text:style-name="T223">weil dieser automatisch erkannt wird. Jedoch ist n, weil es sich um einen primitiven Datentypen handelt, kein dynamisches Objekt, sondern ein statisches.</text:span></text:p>
      <text:p text:style-name="P85"/>
      <text:h text:style-name="P91" text:outline-level="2"><text:bookmark-start text:name="__RefHeading___Toc1361_1446585956"/><text:soft-page-break/>2.3. <text:span text:style-name="T114">Ein Beispielprogramm</text:span><text:bookmark-end text:name="__RefHeading___Toc1361_1446585956"/></text:h>
      <text:p text:style-name="P50">Nun wird noch kurz ein kleines Programm vorgestellt, das <text:span text:style-name="T170">in der Sprache</text:span> Feder <text:span text:style-name="T171">programmiert</text:span> wurde. Benutzt wurde die „Feder Standardbibliothek“ und natürlich „jfederc“, der Feder Compiler, <text:span text:style-name="T120">um das Programm auszutesten.</text:span></text:p>
      <text:p text:style-name="P50"/>
      <text:p text:style-name="P50">Das Beispielprogramm soll Fahrenheit zu Celsius umrechnen. Den <text:span text:style-name="T115">Eingabewert „Fahrenheit“ muss man als Argument dem Programm übergeben.</text:span></text:p>
      <text:p text:style-name="P50"/>
      <text:p text:style-name="Preformatted_20_Text"><text:tab/>include "stdio.fd"</text:p>
      <text:p text:style-name="Preformatted_20_Text"/>
      <text:p text:style-name="Preformatted_20_Text"><text:tab/>if !isEqual (args.length (), 2)</text:p>
      <text:p text:style-name="Preformatted_20_Text"><text:tab/><text:tab/><text:span text:style-name="T116"># Es wurde erwartet, dass die Länge von „args“ 2 ist</text:span></text:p>
      <text:p text:style-name="Preformatted_20_Text"><text:tab/><text:tab/><text:span text:style-name="T116"># Index 0 ist die ausgeführte Datei und alle Indices</text:span></text:p>
      <text:p text:style-name="Preformatted_20_Text"><text:tab/><text:tab/><text:span text:style-name="T116"># die einen größeren Wert als 0 haben, sind dem Programm</text:span></text:p>
      <text:p text:style-name="Preformatted_20_Text"><text:tab/><text:tab/><text:span text:style-name="T116"># als Argument übergeben worden</text:span></text:p>
      <text:p text:style-name="Preformatted_20_Text"><text:tab/><text:tab/>io.print ("Error: Expected: ")</text:p>
      <text:p text:style-name="Preformatted_20_Text"><text:tab/><text:tab/>io.print (<text:span text:style-name="T205">S</text:span>tring from args.at(0))</text:p>
      <text:p text:style-name="Preformatted_20_Text"><text:tab/><text:tab/>io.println (" [double]")</text:p>
      <text:p text:style-name="Preformatted_20_Text"/>
      <text:p text:style-name="Preformatted_20_Text"><text:tab/><text:tab/><text:span text:style-name="T119"># „Falsch“ zurückgeben, da ein Fehler entdeckt wurde</text:span></text:p>
      <text:p text:style-name="Preformatted_20_Text"><text:tab/><text:tab/>return false</text:p>
      <text:p text:style-name="Preformatted_20_Text"><text:tab/>;</text:p>
      <text:p text:style-name="Preformatted_20_Text"/>
      <text:p text:style-name="Preformatted_20_Text"><text:tab/><text:span text:style-name="T117"># Nun wird das Argument bei Index 1 zu einem „double“</text:span></text:p>
      <text:p text:style-name="Preformatted_20_Text"><text:tab/><text:span text:style-name="T117"># konvertiert</text:span></text:p>
      <text:p text:style-name="Preformatted_20_Text"><text:tab/>fahrenheit = (<text:span text:style-name="T204">S</text:span>tring from args.at (1)).todouble ()</text:p>
      <text:p text:style-name="Preformatted_20_Text"/>
      <text:p text:style-name="Preformatted_20_Text"><text:tab/><text:span text:style-name="T117"># Nun wird die Formel für Fahrenheit zu Celsius angewendet</text:span></text:p>
      <text:p text:style-name="Preformatted_20_Text"><text:tab/><text:span text:style-name="T245"># In Feder wird (momentan) die „Punkt vor Strich“ - Regel</text:span></text:p>
      <text:p text:style-name="Preformatted_20_Text"><text:tab/><text:span text:style-name="T245"># nicht beachtet</text:span></text:p>
      <text:p text:style-name="Preformatted_20_Text"><text:tab/>celsius = <text:span text:style-name="T203">(</text:span>fahrenheit <text:span text:style-name="T39">–</text:span> 32.0) * (5.0 / 9.0)</text:p>
      <text:p text:style-name="Preformatted_20_Text"/>
      <text:p text:style-name="Preformatted_20_Text"><text:tab/><text:span text:style-name="T118"># Die Fahrenheit ausgeben</text:span></text:p>
      <text:p text:style-name="Preformatted_20_Text"><text:tab/>io.print (fahrenheit)</text:p>
      <text:p text:style-name="Preformatted_20_Text"><text:tab/><text:span text:style-name="T118"># Ein wenig Information</text:span></text:p>
      <text:p text:style-name="Preformatted_20_Text"><text:tab/>io.print (" °F convert to °C are: ")</text:p>
      <text:p text:style-name="Preformatted_20_Text"><text:tab/><text:span text:style-name="T118"># Und nun die Celsius ausgeben</text:span></text:p>
      <text:p text:style-name="Preformatted_20_Text"><text:tab/>io.println (celsius)</text:p>
      <text:p text:style-name="Preformatted_20_Text"><text:tab/></text:p>
      <text:p text:style-name="P90"><text:tab/># Keine Fehler sind im Programm aufgekommen! Wahr zurückgeben</text:p>
      <text:p text:style-name="Preformatted_20_Text"><text:tab/>return true</text:p>
      <text:h text:style-name="Heading_20_1" text:outline-level="1"><text:bookmark-start text:name="__RefHeading___Toc533_4150363507"/>3. Der Compiler<text:bookmark-end text:name="__RefHeading___Toc533_4150363507"/></text:h>
      <text:p text:style-name="Standard">Damit man auch Programme ausführen kann, die mit <text:span text:style-name="T172">der Programmiersprache </text:span>Feder geschrieben wurden, benötigt es ein anderes Programm, das entweder die Sprache interpretiert oder kompiliert. Feder wird kompiliert, damit es in der Laufzeit „schneller läuft“. Der Compiler für Feder wurde in Java (Version 8) <text:s/>geschrieben und wurde „jfederc“ (Java Feder Compiler) genannt. Der Kompilierprozess funktioniert folgendermaßen: Der Quelltext wird durch eine lexikalische Analyse laufen gelassen, danach durch eine Syntaxanalyse, um zu prüfen, ob grobe grammatikalische Fehler vorliegen. Danach wird versucht Feder zu C zu übersetzen. Dieser Prozess prüft auch auf Syntaxfehler, die bei der ersten Syntaxanalyse nicht auffindbar waren (z.B. Objekt soll Klasse eines anderen Objekts sein, ist nicht zulässig, kann jedoch nicht von der groben Syntaxanalyse erkannt werden). Problematisch bei der Compilerentwicklung ist z.B. undefiniertes Verhalten, also Quelltext, der nicht vom der Sprache definiert ist, jedoch vom Compiler erlaubt wird. Auch könnte <text:soft-page-break/>ein Compiler den Quelltext falsch übersetzen, so würde zwar der Quelltext richtig sein, jedoch der neue Quelltext nicht. Fatal wäre auch, wenn der Compiler einen Fehler findet, der eigentlich nach dem Standard der Sprache kein Fehler ist. Dies sollte jedoch nicht passieren, so geschieht es eher, da<text:span text:style-name="T173">s</text:span>s zu viel erlaubt wird und wie oben genannt, undefiniertes Verhalten entsteht.</text:p>
      <text:h text:style-name="Heading_20_1" text:outline-level="1"><text:bookmark-start text:name="__RefHeading___Toc535_4150363507"/><text:span text:style-name="T1">4</text:span>. Tests<text:bookmark-end text:name="__RefHeading___Toc535_4150363507"/></text:h>
      <text:p text:style-name="Standard">Der Compiler, kompilierte Programme und Bibliotheken wurden auch getestet. Tests waren <text:span text:style-name="T65">besonders</text:span> nötig, um Feders Garbage Collector zu testen. Die freie Software „valgrind“ war hierbei besonders hilfreich, vor allem das eingebaute „memtest“ Werkzeug, das „allocs“ und „frees“ zählt und <text:span text:style-name="T66">ausgibt</text:span>, ob alles ordnungsgemäß entfernt wurde. Zudem <text:span text:style-name="T175">können</text:span> Speicherfehler (z.B. <text:span text:style-name="T174">wenn ein bereits gelöschtes Objekt gelöscht werden soll</text:span>), damit zurückverfolg<text:span text:style-name="T175">t</text:span> und <text:span text:style-name="T65">eventuell</text:span> beh<text:span text:style-name="T175">oben werden</text:span>.</text:p>
      <text:h text:style-name="Heading_20_1" text:outline-level="1"><text:bookmark-start text:name="__RefHeading___Toc1492_3622578578"/>5. <text:span text:style-name="T199">Ein Feder – Programmierer werden</text:span><text:bookmark-end text:name="__RefHeading___Toc1492_3622578578"/></text:h>
      <text:p text:style-name="P57">Das Ziel dieses Abschnitt ist es, <text:span text:style-name="T259">g</text:span>rundlegende Prinzipien von Feder <text:span text:style-name="T249">zu zeigen</text:span>, also wie man Funktionen, Klassen oder Schnittstellen erstellt und aufruft.</text:p>
      <text:p text:style-name="P57"/>
      <text:p text:style-name="P57">Kommen wir zunächst zu einer wichtigen Operation, damit man gewonnene Resultate i<text:span text:style-name="T221">m Terminal (bzw. im Standard Output, C: „stdout“)</text:span> ausgeben kann. </text:p>
      <text:p text:style-name="P57"/>
      <text:p text:style-name="Preformatted_20_Text"><text:tab/>io.print (x)</text:p>
      <text:p text:style-name="Preformatted_20_Text"><text:tab/># und</text:p>
      <text:p text:style-name="Preformatted_20_Text"><text:tab/>io.println (x)</text:p>
      <text:p text:style-name="P58"/>
      <text:p text:style-name="P58">Dies ist eine Funktion, die in „stdio.fd“ verfügbar ist (genauer: in „io/console.fd“). Die Funktion wurde in dem Namensraum „io“ (Input/Output) erstellt und kann dadurch in diesem aufgerufen werden. Das Argument „x“ kann hierbei unterschiedlichen Typs sein: (u)int(32|64), double, byte oder String. Die zweite genannte Funktion besitzt ein „ln“ am Ende des Namens. Dies zeigt, dass bei dieser Funktion auch eine neue Zeile angefangen wird.</text:p>
      <text:p text:style-name="P58"/>
      <text:p text:style-name="P59">Nun wird eine eigene Funktion erstellt, diese heißt „summe“ und hat zwei Argumente mit dem Typen „int32“ und gibt „int32“ zurück <text:span text:style-name="T200">(wird genauer in 2.2.2 und 2.2.5 erklärt)</text:span>.</text:p>
      <text:p text:style-name="P59"/>
      <text:p text:style-name="Preformatted_20_Text"><text:tab/><text:span text:style-name="T200">int32 func summe (int32 n0, int32 n1)</text:span></text:p>
      <text:p text:style-name="Preformatted_20_Text"><text:tab/><text:tab/><text:span text:style-name="T200">return n0 + n1</text:span></text:p>
      <text:p text:style-name="Preformatted_20_Text"><text:tab/>;</text:p>
      <text:p text:style-name="P59"/>
      <text:p text:style-name="P60">Wir rufen nun die Funktion auf, speichern ihren Rückgabewert in einem Objekt (primitiver Datentyp) und geben diesen Wert in der Konsole aus <text:span text:style-name="T201">(Objekte werden in 2.2.5 genauer erläutert)</text:span>.</text:p>
      <text:p text:style-name="P60"/>
      <text:p text:style-name="Preformatted_20_Text"><text:tab/>resultat = summe (5, 7)</text:p>
      <text:p text:style-name="Preformatted_20_Text"><text:tab/>io.println (resultat)</text:p>
      <text:p text:style-name="P60"/>
      <text:p text:style-name="P63">Nun werden wir eine Klasse Namens „Objekt“ erstellen <text:span text:style-name="T209">(mehr in 2.2.4)</text:span>. Diese Klasse wird ein Attribut mit dem Namen „alter“ und Typen „int32“ haben. <text:span text:style-name="T212">In der Klasse wird eine Funktion Namens „alterAusgeben“ erstellt, die keine Argumente und keinen Rückgabetypen hat.</text:span></text:p>
      <text:p text:style-name="P61"/>
      <text:p text:style-name="Preformatted_20_Text"><text:tab/>class Objekt</text:p>
      <text:p text:style-name="Preformatted_20_Text"><text:tab/><text:tab/>int32 alter</text:p>
      <text:p text:style-name="Preformatted_20_Text"/>
      <text:p text:style-name="Preformatted_20_Text"><text:tab/><text:tab/><text:span text:style-name="T212">func alterAusgeben</text:span></text:p>
      <text:p text:style-name="Preformatted_20_Text"><text:tab/><text:tab/><text:tab/><text:span text:style-name="T212">io.println (alter)</text:span></text:p>
      <text:p text:style-name="Preformatted_20_Text"><text:tab/><text:tab/>;</text:p>
      <text:p text:style-name="Preformatted_20_Text"><text:tab/>;</text:p>
      <text:p text:style-name="P61"><text:soft-page-break/></text:p>
      <text:p text:style-name="P62">Auch erstellen wir ein<text:span text:style-name="T208">e Klasse Namens „Person“. Diese Klasse erbt von der Klasse „Objekt“ (mehr in 2.1.10). Sie wird ein Attribut mit dem Namen „name“ und dem Typen „String“ besitzen. Die Klasse wird auch eine Funktion besitzen, die den Namen „neu“ trägt. Die Argumente dieser Funktion sind ein „int32“ (das Alter) und ein „String“ (der Name). Die Funktion gibt einen „Person“ - Typen zurück.</text:span></text:p>
      <text:p text:style-name="P62"/>
      <text:p text:style-name="Preformatted_20_Text"><text:tab/><text:span text:style-name="T210">class Person Objekt</text:span></text:p>
      <text:p text:style-name="Preformatted_20_Text"><text:tab/><text:tab/><text:span text:style-name="T211">String name</text:span></text:p>
      <text:p text:style-name="Preformatted_20_Text"/>
      <text:p text:style-name="Preformatted_20_Text"><text:tab/><text:tab/><text:span text:style-name="T215">Person func neu (int32 alter0, String name0)</text:span></text:p>
      <text:p text:style-name="Preformatted_20_Text"><text:tab/><text:tab/><text:tab/><text:span text:style-name="T215">alter = alter0</text:span></text:p>
      <text:p text:style-name="Preformatted_20_Text"><text:tab/><text:tab/><text:tab/><text:span text:style-name="T215">name = name0</text:span></text:p>
      <text:p text:style-name="Preformatted_20_Text"><text:tab/><text:tab/><text:tab/><text:span text:style-name="T216">return this</text:span></text:p>
      <text:p text:style-name="Preformatted_20_Text"><text:tab/><text:tab/>;</text:p>
      <text:p text:style-name="Preformatted_20_Text"><text:tab/>;</text:p>
      <text:p text:style-name="P62"/>
      <text:p text:style-name="P64">Nun erstellen wird eine Person und speichern die erstellte Person in einem Objekt. <text:span text:style-name="T214">Danach rufen wir die Funktion „neu“ der Klasse Person auf (durch das erstellte Objekt).</text:span></text:p>
      <text:p text:style-name="P64"/>
      <text:p text:style-name="Preformatted_20_Text"><text:tab/><text:span text:style-name="T213">p</text:span>0 = Person</text:p>
      <text:p text:style-name="P88"><text:tab/><text:span text:style-name="T216">p0.neu (18, </text:span><text:span text:style-name="T36">"</text:span><text:span text:style-name="T37">Fionn Langhans</text:span><text:span text:style-name="T36">"</text:span><text:span text:style-name="T37">)</text:span></text:p>
      <text:p text:style-name="P64"/>
      <text:p text:style-name="P65">In Feder kann ein <text:span text:style-name="T213">Objekt</text:span>, je nach Kontext, nur durch Nennung <text:span text:style-name="T213">einer Klasse </text:span>initialisiert werden. <text:span text:style-name="T217">Dies könnte auch mit weniger Quelltext erreicht werden:</text:span></text:p>
      <text:p text:style-name="P64"><text:tab/></text:p>
      <text:p text:style-name="Preformatted_20_Text"><text:tab/><text:span text:style-name="T217">p0 = Person.neu (18, </text:span><text:span text:style-name="T36">"</text:span><text:span text:style-name="T38">Fionn Langhans</text:span><text:span text:style-name="T36">"</text:span><text:span text:style-name="T38">)</text:span></text:p>
      <text:p text:style-name="P31"/>
      <text:p text:style-name="P68">Um die Funktion alterAusgeben von <text:span text:style-name="T260">dem</text:span> Objekt „p0“, das als Typen „Person“ <text:span text:style-name="T222">besitzt</text:span>, <text:span text:style-name="T260">aufzurufen, </text:span>würde man dies schreiben:</text:p>
      <text:p text:style-name="P68"><text:tab/></text:p>
      <text:p text:style-name="Preformatted_20_Text"><text:tab/>p0.alterAusgeben ()</text:p>
      <text:p text:style-name="P68"/>
      <text:p text:style-name="P70">So wie hier „p0“ erstellt wurde, <text:span text:style-name="T227">wird</text:span> es als dynamisches Objekt <text:span text:style-name="T228">gehandhabt</text:span>. Wenn man jedoch ein statisches haben will, müsste man bei der ersten Nennung des Objekts, den Typen <text:span text:style-name="T224">vor der Nennung schreiben (siehe 2.2.5)</text:span>:</text:p>
      <text:p text:style-name="P69"><text:tab/></text:p>
      <text:p text:style-name="Preformatted_20_Text"><text:tab/>Person p0 = Person</text:p>
      <text:p text:style-name="Preformatted_20_Text"/>
      <text:h text:style-name="Heading_20_1" text:outline-level="1"><text:bookmark-start text:name="__RefHeading___Toc1896_211275582"/><text:span text:style-name="T230">6</text:span>. Die Standardbibliothek<text:bookmark-end text:name="__RefHeading___Toc1896_211275582"/></text:h>
      <text:p text:style-name="P77">Es war auch nötig, eine kleine Standardbibliothek zu schreiben, die grundlegende Operationen erlaubt. In Feder ist dies besonders nötig, da Typen, wie z.B. int32, double oder String nicht vordefiniert worden sind, <text:span text:style-name="T257">nicht einmal der Name ist gegeben</text:span>. <text:span text:style-name="T231">Dies ermöglicht es aber auch unterschiedlichste Standardbibliotheken, so kann zum einem „int32“ ein primitiver Datentyp sein oder auch eine Klasse.</text:span></text:p>
      <text:p text:style-name="P77"/>
      <text:p text:style-name="P78">Die Standardbibliothek teilt sich auf verschiedene Dateien auf:</text:p>
      <text:p text:style-name="P78"/>
      <text:p text:style-name="P78">stdc.fd: Grundlegende Operationen, die <text:span text:style-name="T251">in</text:span> C vordefiniert sein müssen und die Klasse „object“</text:p>
      <text:p text:style-name="P78">stdio.fd: Einfach<text:span text:style-name="T234">e</text:span> Input/Output Operationen, wie z.B. Dateisystem oder <text:span text:style-name="T233">das Terminal</text:span></text:p>
      <text:p text:style-name="P78">stdmath.fd: Ein paar mathematische Operationen</text:p>
      <text:p text:style-name="P78">stdsystem.fd: Operationen des Systems, wie z.B. Laufzeit, Zugriff auf den Befehlsprozessor</text:p>
      <text:p text:style-name="P78">(Auf allen Betriebssystem gleich)</text:p>
      <text:p text:style-name="P78">stdtype.fd: Grundlegende Type<text:span text:style-name="T235">n</text:span>, wie z.B. [u]int[<text:span text:style-name="T250">16|</text:span>32|64], double, byte, Array, List, String</text:p>
      <text:h text:style-name="Heading_20_1" text:outline-level="1"><text:bookmark-start text:name="__RefHeading___Toc537_4150363507"/><text:soft-page-break/><text:span text:style-name="T230">7</text:span>. Abschließende Bemerkungen<text:bookmark-end text:name="__RefHeading___Toc537_4150363507"/></text:h>
      <text:p text:style-name="Standard">Die Ziele, die das Projekt hatte, konnte<text:span text:style-name="T176">n</text:span> zum großen Teil <text:span text:style-name="T176">erreicht werden</text:span>. Die Programmiersprache konnte jedoch nicht „sehr einfach“ gemacht werden <text:span text:style-name="T179">(sondern nur „einfach“)</text:span>, da sie auch noch kompilierbar <text:span text:style-name="T177">sein</text:span> und auch möglichst wenig <text:span text:style-name="T104">Laufzeitressourcen</text:span> verbrauchen soll. <text:span text:style-name="T177">D</text:span>ies war jedoch schon am Anfang <text:span text:style-name="T30">klar</text:span>, <text:span text:style-name="T178">also kein unerwartetes Problem.</text:span></text:p>
      <text:h text:style-name="Heading_20_2" text:outline-level="2"><text:bookmark-start text:name="__RefHeading___Toc545_4150363507"/><text:span text:style-name="T230">7</text:span>.1. Probleme der Programmiersprache &amp; des Compilers<text:bookmark-end text:name="__RefHeading___Toc545_4150363507"/></text:h>
      <text:p text:style-name="P52">Eines der Probleme der Sprache <text:span text:style-name="T180">(</text:span>bzw. eigentlich der momentan vorhandenen, programmierten <text:span text:style-name="T104">Ressourcen)</text:span> ist, das<text:span text:style-name="T180">s</text:span> die Sprache <text:span text:style-name="T180">nur</text:span> eine <text:s/><text:span text:style-name="T180">kleine, </text:span>eigene <text:span text:style-name="T104">Bibliothek</text:span> besitzt und es so noch ein großer Aufwand wäre, z.B. Musik abzuspielen oder <text:span text:style-name="T195">Ä</text:span>hnliches zu machen, da man selber <text:span text:style-name="T104">Bibliotheken</text:span> dafür entwickeln müsste.</text:p>
      <text:p text:style-name="Standard">Der Compiler sollte bei manchen <text:span text:style-name="T182">Quelltexten</text:span> Fehler ausgeben, tut dies jedoch nicht immer und lässt invalide Syntax manchmal zu. <text:span text:style-name="T28">Zudem gibt es ein Problem mit der Fehlerausgabe: Die Position des Fehlers wird nicht genau gezeigt.</text:span></text:p>
      <text:h text:style-name="Heading_20_2" text:outline-level="2"><text:bookmark-start text:name="__RefHeading___Toc547_4150363507"/><text:span text:style-name="T230">7</text:span>.2. Weitere Entwicklung<text:bookmark-end text:name="__RefHeading___Toc547_4150363507"/></text:h>
      <text:p text:style-name="Standard">Ich werde weiter an der Entwicklung meiner Programmiersprache arbeiten, so müssen noch verschiedene Konzepte, die hier nicht aufgeführt sind, verwirklicht werden. Außerdem werde ich noch einen <text:span text:style-name="T105">Paketverwalter</text:span> (package manager), wie pip <text:span text:style-name="T185">[9]</text:span> (Pythons <text:span text:style-name="T106">Paketverwalter</text:span>) oder <text:span text:style-name="T196">Ä</text:span>hnliche<text:span text:style-name="T181">s</text:span> erstellen. Dazu muss natürlich die Modulfähigkeit der Sprache gesteigert werden (z.B. ein „import“ <text:s/>Operator ?). Denkbar wäre auch, <text:span text:style-name="T182">den</text:span> „Zwischenschritt“ zu C zu übersetzen aus<text:span text:style-name="T182">zulassen</text:span> und stattdessen llvm <text:span text:style-name="T186">[5]</text:span> zu verwenden.</text:p>
      <text:h text:style-name="Heading_20_2" text:outline-level="2"><text:bookmark-start text:name="__RefHeading___Toc549_4150363507"/><text:span text:style-name="T230">7</text:span>.3. Persönlicher Rückblick<text:bookmark-end text:name="__RefHeading___Toc549_4150363507"/></text:h>
      <text:p text:style-name="P54">Wie bei jedem Programmierprojekt, das ich angefangen habe, neige ich dazu, kaum Kommentare zum Quellcode zu schreiben und ich musste mich förmlich zwingen, immer wieder mal den Code zu kommentieren, um seinen Zweck <text:span text:style-name="T187">jedermann</text:span> mitzuteilen. Jedoch hat mich das Resultat, <text:span text:style-name="T183">angesichts der kurzen Zeit (~ 4 Monate), </text:span>sehr zufrieden gestellt.</text:p>
      <text:p text:style-name="P54"/>
      <text:p text:style-name="P56">Abschließend würde ich hier gerne meinem Betreuungslehrer Herrn Stocker danken, der mich erst auf die Idee gebracht hat, bei Jugend Forscht mitzumachen und zudem auch meiner Mutter, die mir geholfen hat, sprachliche Fehler der Arbeit zu korrigieren.</text:p>
      <text:h text:style-name="Heading_20_1" text:outline-level="1"/>
      <text:h text:style-name="P84" text:outline-level="1"><text:bookmark-start text:name="__RefHeading___Toc853_4150363507"/><text:span text:style-name="T232">8</text:span>. Literaturverzeichnis<text:bookmark-end text:name="__RefHeading___Toc853_4150363507"/></text:h>
      <text:p text:style-name="P23"/>
      <text:p text:style-name="P23">[1]: Heinz-Peter Gumm, Manfred Sommer: Einführung in die Informatik, <text:span text:style-name="T26">2013; 10. Auflage</text:span></text:p>
      <text:p text:style-name="P40">[2]: The Open Group Base Specification Issue 7: <text:span text:style-name="T62">9. </text:span>Chapter: Regular Expression<text:span text:style-name="T53">s</text:span>; <text:s text:c="3"/></text:p>
      <text:p text:style-name="P40"><text:s text:c="6"/>IEEE Std 1003.1-2008, 2016 Edition; <text:span text:style-name="T54">Aufrufbar im Internet, <text:s text:c="10"/></text:span></text:p>
      <text:p text:style-name="P34"><text:span text:style-name="T54"><text:s text:c="6"/></text:span><text:a xlink:type="simple" xlink:href="http://pubs.opengroup.org/onlinepubs/009696899/basedefs/xbd_chap09.html" text:style-name="Internet_20_link" text:visited-style-name="Visited_20_Internet_20_Link"><text:span text:style-name="T54">http://pubs.opengroup.org/onlinepubs/009696899/basedefs/xbd_chap09.html</text:span></text:a><text:span text:style-name="T54">.</text:span></text:p>
      <text:p text:style-name="P34"><text:s text:c="6"/><text:span text:style-name="T55">Abgerufen am 15.01.2018.</text:span></text:p>
      <text:p text:style-name="P35">[3]: <text:a xlink:type="simple" xlink:href="http://valgrind.org/" text:style-name="Internet_20_link" text:visited-style-name="Visited_20_Internet_20_Link">http://valgrind.org/</text:a>. <text:span text:style-name="T57">A</text:span>bgerufen am 05.<text:span text:style-name="T29">01</text:span>.2018.</text:p>
      <text:p text:style-name="P35">[4]: <text:a xlink:type="simple" xlink:href="https://gcc.gnu.org/" text:style-name="Internet_20_link" text:visited-style-name="Visited_20_Internet_20_Link">https://gcc.gnu.org/</text:a>. <text:span text:style-name="T57">A</text:span>bgerufen am 05.<text:span text:style-name="T29">01</text:span>.2018.</text:p>
      <text:p text:style-name="P36">[5]: <text:a xlink:type="simple" xlink:href="https://clang.llvm.org/" text:style-name="Internet_20_link" text:visited-style-name="Visited_20_Internet_20_Link">https://clang.llvm.org/</text:a>. Abgerufen am 05.<text:span text:style-name="T29">01</text:span>.2018.</text:p>
      <text:p text:style-name="P46">[6]: <text:a xlink:type="simple" xlink:href="https://de.wikipedia.org/wiki/Präprozessor" text:style-name="Internet_20_link" text:visited-style-name="Visited_20_Internet_20_Link">https://de.wikipedia.org/wiki/Pr%C3%A4prozessor</text:a>. Abgerufen am 15.01.2018.</text:p>
      <text:p text:style-name="P47">[7]: <text:a xlink:type="simple" xlink:href="https://de.wikipedia.org/wiki/Awk" text:style-name="Internet_20_link" text:visited-style-name="Visited_20_Internet_20_Link">https://de.wikipedia.org/wiki/Awk</text:a>. <text:span text:style-name="T101">Abgerufen am</text:span> 18.01.2018.</text:p>
      <text:p text:style-name="P49">[8]: <text:a xlink:type="simple" xlink:href="https://de.wikipedia.org/wiki/Funktion_höherer_Ordnung" text:style-name="Internet_20_link" text:visited-style-name="Visited_20_Internet_20_Link">https://de.wikipedia.org/wiki/Funktion_h%C3%B6herer_Ordnung</text:a>. <text:span text:style-name="T184">Abgerufen am </text:span></text:p>
      <text:p text:style-name="P49"><text:s text:c="6"/>05.12.2018.</text:p>
      <text:p text:style-name="P53">[9]: <text:a xlink:type="simple" xlink:href="https://pypi.python.org/pypi/pip" text:style-name="Internet_20_link" text:visited-style-name="Visited_20_Internet_20_Link">https://pypi.python.org/pypi/pip</text:a>. Abgerufen am 18.0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Courier New" svg:font-family="'Courier New'" style:font-family-generic="modern" style:font-pitch="fixed"/>
    <style:font-face style:name="Linux Libertine1" svg:font-family="'Linux Libertine'" style:font-adornments="Fett" style:font-pitch="variable"/>
    <style:font-face style:name="Linux Libertine" svg:font-family="'Linux Libertine'"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page"/>
      <style:text-properties style:font-name="Arial1" fo:font-family="Arial" style:font-style-name="Standard"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paragraph-properties style:writing-mode="page"/>
      <style:text-properties style:font-name="Linux Libertine" fo:font-family="'Linux Libertine'" style:font-style-name="Standard" style:font-pitch="variable"/>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writing-mode="page"/>
      <style:text-properties style:font-name="Linux Libertine1" fo:font-family="'Linux Libertine'" style:font-style-name="Fett" style:font-pitch="variable" fo:font-size="14pt" fo:font-weight="bold"/>
    </style:style>
    <style:style style:name="Contents_20_2" style:display-name="Contents 2" style:family="paragraph" style:parent-style-name="Normal" style:class="index">
      <style:paragraph-properties fo:margin-left="0.1965in" fo:margin-right="0in" fo:text-indent="0in" style:auto-text-indent="false" style:writing-mode="page">
        <style:tab-stops>
          <style:tab-stop style:position="6.4953in" style:type="right" style:leader-style="dotted" style:leader-text="."/>
        </style:tab-stops>
      </style:paragraph-properties>
      <style:text-properties style:font-name="Arial1" fo:font-family="Arial" style:font-style-name="Standard" style:font-family-generic="swiss" style:font-pitch="variable" style:font-size-asian="10.5pt"/>
    </style:style>
    <style:style style:name="Contents_20_1" style:display-name="Contents 1" style:family="paragraph" style:parent-style-name="Normal" style:class="index">
      <style:paragraph-properties fo:margin-left="0in" fo:margin-right="0in" fo:text-indent="0in" style:auto-text-indent="false" style:writing-mode="page">
        <style:tab-stops>
          <style:tab-stop style:position="6.6917in" style:type="right" style:leader-style="dotted" style:leader-text="."/>
        </style:tab-stops>
      </style:paragraph-properties>
      <style:text-properties style:font-name="Arial1" fo:font-family="Arial" style:font-style-name="Standard" style:font-family-generic="swiss" style:font-pitch="variable" style:font-size-asian="10.5pt"/>
    </style:style>
    <style:style style:name="Contents_20_3" style:display-name="Contents 3" style:family="paragraph" style:parent-style-name="Normal" style:next-style-name="Normal" style:class="index">
      <style:paragraph-properties fo:margin-left="1.5in" fo:margin-right="0in" fo:text-indent="-0.3in" style:auto-text-indent="false" style:writing-mode="page"/>
      <style:text-properties style:font-name="Arial1" fo:font-family="Arial" style:font-style-name="Standard" style:font-family-generic="swiss" style:font-pitch="variable" style:font-size-asian="10.5pt"/>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665in" fo:margin-bottom="0.0835in" loext:contextual-spacing="false" fo:text-indent="0in" style:auto-text-indent="false" style:writing-mode="page"/>
      <style:text-properties style:font-name="Arial2" fo:font-family="Arial" style:font-style-name="Fett" style:font-family-generic="swiss"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text-indent="0in" style:auto-text-indent="false" style:writing-mode="page"/>
      <style:text-properties style:font-name="Arial2" fo:font-family="Arial" style:font-style-name="Fett" style:font-family-generic="swiss" style:font-pitch="variable" fo:font-size="13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Arial2" fo:font-family="Arial" style:font-style-name="Fett" style:font-family-generic="swiss" style:font-pitch="variable" fo:font-size="85%"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margin-top="0.1701in" fo:margin-bottom="0in" loext:contextual-spacing="false" fo:text-align="center" style:justify-single-word="false" style:writing-mode="page"/>
      <style:text-properties style:font-name="Arial2" fo:font-family="Arial" style:font-style-name="Fett" style:font-family-generic="swiss"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writing-mode="page"/>
      <style:text-properties style:font-name="Arial3" fo:font-family="Arial" style:font-style-name="Kursiv" style:font-family-generic="swiss" style:font-pitch="variable" fo:font-size="10pt" fo:font-style="italic"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writing-mode="page"/>
      <style:text-properties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writing-mode="page"/>
      <style:text-properties fo:font-size="14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22:50:52.261502281</meta:creation-date>
    <dc:date>2018-03-04T12:07:17.796304577</dc:date>
    <meta:editing-duration>PT20H54M8S</meta:editing-duration>
    <meta:editing-cycles>658</meta:editing-cycles>
    <meta:generator>LibreOffice/5.4.5.1$Linux_X86_64 LibreOffice_project/40m0$Build-1</meta:generator>
    <meta:document-statistic meta:table-count="0" meta:image-count="0" meta:object-count="0" meta:page-count="15" meta:paragraph-count="372" meta:word-count="4496" meta:character-count="31465" meta:non-whitespace-character-count="26885"/>
  </office:meta>
</office:document-meta>
</file>